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pitch="variable" style:font-charset="x-symbol"/>
    <style:font-face style:name="Wingdings" svg:font-family="Wingdings" style:font-pitch="variable" style:font-charset="x-symbol"/>
    <style:font-face style:name="ＭＳ 明朝" svg:font-family="'ＭＳ 明朝'" style:font-family-generic="roman"/>
    <style:font-face style:name="Lucida Sans1" svg:font-family="'Lucida Sans'" style:font-family-generic="swiss"/>
    <style:font-face style:name="Courier New1" svg:font-family="'Courier New'" style:font-family-generic="modern" style:font-pitch="fixed"/>
    <style:font-face style:name="Liberation Mono" svg:font-family="'Liberation Mono'" style:font-family-generic="modern" style:font-pitch="fixed"/>
    <style:font-face style:name="Courier" svg:font-family="Courier" style:font-pitch="variable"/>
    <style:font-face style:name="Courier New" svg:font-family="'Courier New'" style:font-pitch="variable"/>
    <style:font-face style:name="Verdana" svg:font-family="Verdana" style:font-pitch="variable"/>
    <style:font-face style:name="Courier New2" svg:font-family="'Courier New'" style:font-family-generic="modern" style:font-pitch="variable"/>
    <style:font-face style:name="Liberation Mono1" svg:font-family="'Liberation Mono'" style:font-family-generic="moder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1" svg:font-family="'Liberation Sans'" style:font-family-generic="swiss" style:font-pitch="variable"/>
    <style:font-face style:name="Liberation Sans" svg:font-family="'Liberation Sans'" style:font-adornments="Bold"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cm" fo:margin-bottom="0.499cm" loext:contextual-spacing="false" fo:orphans="2" fo:widows="2"/>
      <style:text-properties style:font-name="Liberation Sans" fo:font-size="12pt" fo:font-weight="bold" style:font-size-asian="12pt" style:font-weight-asian="bold" style:font-size-complex="12pt" style:font-weight-complex="bold"/>
    </style:style>
    <style:style style:name="P2" style:family="paragraph" style:parent-style-name="Standard">
      <style:paragraph-properties fo:margin-top="0cm" fo:margin-bottom="0.499cm" loext:contextual-spacing="false" fo:orphans="2" fo:widows="2"/>
    </style:style>
    <style:style style:name="P3" style:family="paragraph" style:parent-style-name="Standard">
      <style:paragraph-properties fo:margin-top="0cm" fo:margin-bottom="0.499cm" loext:contextual-spacing="false" fo:orphans="2" fo:widows="2"/>
      <style:text-properties officeooo:paragraph-rsid="0009277f"/>
    </style:style>
    <style:style style:name="P4" style:family="paragraph" style:parent-style-name="Standard">
      <style:paragraph-properties fo:margin-top="0cm" fo:margin-bottom="0.499cm" loext:contextual-spacing="false" fo:orphans="2" fo:widows="2"/>
      <style:text-properties officeooo:paragraph-rsid="000af875"/>
    </style:style>
    <style:style style:name="P5" style:family="paragraph" style:parent-style-name="Standard">
      <style:paragraph-properties fo:margin-top="0cm" fo:margin-bottom="0.499cm" loext:contextual-spacing="false" fo:orphans="2" fo:widows="2"/>
      <style:text-properties officeooo:paragraph-rsid="00136a9b"/>
    </style:style>
    <style:style style:name="P6" style:family="paragraph" style:parent-style-name="Standard">
      <style:paragraph-properties fo:margin-top="0cm" fo:margin-bottom="0.499cm" loext:contextual-spacing="false" fo:orphans="2" fo:widows="2"/>
      <style:text-properties style:font-name="Liberation Serif" fo:font-size="12pt" officeooo:paragraph-rsid="0009277f" style:font-size-asian="12pt" style:font-size-complex="12pt"/>
    </style:style>
    <style:style style:name="P7" style:family="paragraph" style:parent-style-name="Standard">
      <style:paragraph-properties fo:margin-top="0cm" fo:margin-bottom="0.499cm" loext:contextual-spacing="false" fo:orphans="2" fo:widows="2"/>
      <style:text-properties style:font-name="Liberation Serif" fo:font-size="11pt" style:font-size-asian="11pt" style:font-size-complex="11pt"/>
    </style:style>
    <style:style style:name="P8" style:family="paragraph" style:parent-style-name="Standard">
      <style:paragraph-properties fo:margin-top="0cm" fo:margin-bottom="0.499cm" loext:contextual-spacing="false" fo:orphans="2" fo:widows="2"/>
      <style:text-properties style:font-name="Liberation Serif" fo:font-size="11pt" officeooo:paragraph-rsid="0006a7e8" style:font-size-asian="11pt" style:font-size-complex="11pt"/>
    </style:style>
    <style:style style:name="P9" style:family="paragraph" style:parent-style-name="Standard">
      <style:paragraph-properties fo:margin-top="0cm" fo:margin-bottom="0.499cm" loext:contextual-spacing="false" fo:orphans="2" fo:widows="2"/>
      <style:text-properties style:font-name="Liberation Serif" fo:font-size="11pt" officeooo:paragraph-rsid="0009277f" style:font-size-asian="11pt" style:font-size-complex="11pt"/>
    </style:style>
    <style:style style:name="P10" style:family="paragraph" style:parent-style-name="Standard">
      <style:paragraph-properties fo:margin-top="0cm" fo:margin-bottom="0.499cm" loext:contextual-spacing="false" fo:orphans="2" fo:widows="2"/>
      <style:text-properties style:font-name="Liberation Serif" fo:font-size="11pt" officeooo:paragraph-rsid="000af875" style:font-size-asian="11pt" style:font-size-complex="11pt"/>
    </style:style>
    <style:style style:name="P11" style:family="paragraph" style:parent-style-name="Standard">
      <style:paragraph-properties fo:margin-top="0cm" fo:margin-bottom="0.499cm" loext:contextual-spacing="false" fo:orphans="2" fo:widows="2"/>
      <style:text-properties style:font-name="Liberation Serif" fo:font-size="11pt" officeooo:paragraph-rsid="001175ca" style:font-size-asian="11pt" style:font-size-complex="11pt"/>
    </style:style>
    <style:style style:name="P12" style:family="paragraph" style:parent-style-name="Standard">
      <style:paragraph-properties fo:margin-top="0cm" fo:margin-bottom="0.499cm" loext:contextual-spacing="false" fo:orphans="2" fo:widows="2"/>
      <style:text-properties style:font-name="Liberation Serif" fo:font-size="11pt" officeooo:paragraph-rsid="0009c185" fo:background-color="transparent" style:font-name-asian="Times New Roman" style:font-size-asian="11pt" style:font-name-complex="Verdana" style:font-size-complex="11pt"/>
    </style:style>
    <style:style style:name="P13" style:family="paragraph" style:parent-style-name="Standard">
      <style:paragraph-properties fo:margin-top="0cm" fo:margin-bottom="0.499cm" loext:contextual-spacing="false" fo:orphans="2" fo:widows="2"/>
      <style:text-properties style:font-name="Liberation Serif" fo:font-size="11pt" officeooo:rsid="00088328" officeooo:paragraph-rsid="0009c185" fo:background-color="transparent" style:font-name-asian="Times New Roman" style:font-size-asian="11pt" style:font-name-complex="Verdana" style:font-size-complex="11pt"/>
    </style:style>
    <style:style style:name="P14" style:family="paragraph" style:parent-style-name="Standard">
      <style:paragraph-properties fo:margin-top="0cm" fo:margin-bottom="0.499cm" loext:contextual-spacing="false" fo:orphans="2" fo:widows="2"/>
      <style:text-properties style:font-name="Liberation Serif" fo:font-size="11pt" fo:background-color="transparent" style:font-size-asian="11pt" style:font-size-complex="11pt"/>
    </style:style>
    <style:style style:name="P15" style:family="paragraph" style:parent-style-name="Standard">
      <style:paragraph-properties fo:margin-top="0cm" fo:margin-bottom="0.499cm" loext:contextual-spacing="false" fo:orphans="2" fo:widows="2"/>
      <style:text-properties style:font-name="Liberation Serif" fo:font-size="11pt" officeooo:paragraph-rsid="000af875" fo:background-color="transparent" style:font-size-asian="11pt" style:font-size-complex="11pt"/>
    </style:style>
    <style:style style:name="P16" style:family="paragraph" style:parent-style-name="Standard">
      <style:paragraph-properties fo:margin-top="0cm" fo:margin-bottom="0.499cm" loext:contextual-spacing="false" fo:orphans="2" fo:widows="2"/>
      <style:text-properties style:font-name="Liberation Serif" fo:font-size="11pt" officeooo:rsid="0006a7e8" officeooo:paragraph-rsid="0006a7e8" fo:background-color="transparent" style:font-size-asian="11pt" style:font-size-complex="11pt"/>
    </style:style>
    <style:style style:name="P17" style:family="paragraph" style:parent-style-name="Standard">
      <style:paragraph-properties fo:margin-top="0cm" fo:margin-bottom="0.499cm" loext:contextual-spacing="false" fo:orphans="2" fo:widows="2"/>
      <style:text-properties style:font-name="Liberation Serif" fo:font-size="11pt" officeooo:rsid="00088328" officeooo:paragraph-rsid="0009277f" fo:background-color="transparent" style:font-size-asian="11pt" style:font-size-complex="11pt"/>
    </style:style>
    <style:style style:name="P18" style:family="paragraph" style:parent-style-name="Standard">
      <style:paragraph-properties fo:margin-top="0cm" fo:margin-bottom="0.499cm" loext:contextual-spacing="false" fo:orphans="2" fo:widows="2"/>
      <style:text-properties style:font-name="Liberation Serif" fo:font-size="11pt" officeooo:rsid="00088328" officeooo:paragraph-rsid="0009c185" fo:background-color="transparent" style:font-size-asian="11pt" style:font-size-complex="11pt"/>
    </style:style>
    <style:style style:name="P19" style:family="paragraph" style:parent-style-name="Standard">
      <style:paragraph-properties fo:margin-top="0cm" fo:margin-bottom="0.499cm" loext:contextual-spacing="false" fo:orphans="2" fo:widows="2"/>
      <style:text-properties style:font-name="Liberation Serif" fo:font-size="11pt" officeooo:rsid="00088328" officeooo:paragraph-rsid="00088328" fo:background-color="transparent" style:font-size-asian="11pt" style:font-size-complex="11pt"/>
    </style:style>
    <style:style style:name="P20" style:family="paragraph" style:parent-style-name="Standard">
      <style:paragraph-properties fo:margin-top="0cm" fo:margin-bottom="0.499cm" loext:contextual-spacing="false" fo:orphans="2" fo:widows="2"/>
      <style:text-properties style:font-name="Liberation Sans1" fo:font-size="11pt" fo:font-weight="bold" officeooo:paragraph-rsid="0006a7e8" style:font-size-asian="11pt" style:font-weight-asian="bold" style:font-name-complex="Verdana" style:font-size-complex="11pt" style:font-weight-complex="bold"/>
    </style:style>
    <style:style style:name="P21" style:family="paragraph" style:parent-style-name="Standard">
      <style:paragraph-properties fo:margin-top="0cm" fo:margin-bottom="0.499cm" loext:contextual-spacing="false" fo:orphans="2" fo:widows="2"/>
      <style:text-properties fo:color="#663366" style:font-name="Liberation Sans1" fo:font-size="11pt" fo:font-weight="bold" officeooo:rsid="0006a7e8" officeooo:paragraph-rsid="0006a7e8" style:font-name-asian="Times New Roman" style:font-size-asian="11pt" style:font-weight-asian="bold" style:font-name-complex="Arial" style:font-size-complex="11pt" style:font-weight-complex="bold"/>
    </style:style>
    <style:style style:name="P22" style:family="paragraph" style:parent-style-name="Standard">
      <style:paragraph-properties fo:margin-top="0cm" fo:margin-bottom="0.499cm" loext:contextual-spacing="false" fo:orphans="2" fo:widows="2"/>
      <style:text-properties fo:color="#663366" style:font-name="Liberation Sans1" fo:font-size="11pt" fo:font-weight="bold" style:font-name-asian="Times New Roman" style:font-size-asian="11pt" style:font-weight-asian="bold" style:font-name-complex="Arial" style:font-size-complex="11pt" style:font-weight-complex="bold"/>
    </style:style>
    <style:style style:name="P23" style:family="paragraph" style:parent-style-name="Standard">
      <style:paragraph-properties fo:margin-top="0cm" fo:margin-bottom="0.499cm" loext:contextual-spacing="false" fo:orphans="2" fo:widows="2"/>
      <style:text-properties fo:color="#663366" style:font-name="Liberation Sans" fo:font-size="11pt" fo:font-weight="bold" style:font-size-asian="11pt" style:font-weight-asian="bold" style:font-name-complex="Arial" style:font-size-complex="11pt" style:font-weight-complex="bold"/>
    </style:style>
    <style:style style:name="P24" style:family="paragraph" style:parent-style-name="Standard">
      <style:paragraph-properties fo:margin-top="0cm" fo:margin-bottom="0.499cm" loext:contextual-spacing="false" fo:orphans="2" fo:widows="2"/>
      <style:text-properties fo:color="#663366" style:font-name="Liberation Sans" fo:font-size="11pt" fo:font-weight="bold" style:font-name-asian="Times New Roman" style:font-size-asian="11pt" style:font-weight-asian="bold" style:font-name-complex="Arial" style:font-size-complex="11pt" style:font-weight-complex="bold"/>
    </style:style>
    <style:style style:name="P25" style:family="paragraph" style:parent-style-name="Standard">
      <style:paragraph-properties fo:margin-top="0cm" fo:margin-bottom="0.499cm" loext:contextual-spacing="false" fo:orphans="2" fo:widows="2"/>
      <style:text-properties fo:color="#663366" style:font-name="Liberation Sans" fo:font-size="11pt" fo:font-weight="bold" style:font-name-asian="Times New Roman" style:font-size-asian="11pt" style:font-name-complex="Arial" style:font-size-complex="11pt"/>
    </style:style>
    <style:style style:name="P26" style:family="paragraph" style:parent-style-name="Standard">
      <style:paragraph-properties fo:margin-top="0cm" fo:margin-bottom="0.499cm" loext:contextual-spacing="false" fo:orphans="2" fo:widows="2"/>
      <style:text-properties fo:color="#663366" style:font-name="Liberation Serif" fo:font-size="11pt" style:font-name-asian="Times New Roman" style:font-size-asian="11pt" style:font-name-complex="Arial" style:font-size-complex="11pt"/>
    </style:style>
    <style:style style:name="P27" style:family="paragraph" style:parent-style-name="Standard">
      <style:paragraph-properties fo:margin-top="0cm" fo:margin-bottom="0.499cm" loext:contextual-spacing="false" fo:orphans="2" fo:widows="2"/>
      <style:text-properties style:font-name="Liberation Mono" fo:font-size="11pt" officeooo:rsid="00088328" officeooo:paragraph-rsid="0009c185" fo:background-color="transparent" style:font-name-asian="Times New Roman" style:font-size-asian="11pt" style:font-name-complex="Verdana" style:font-size-complex="11pt"/>
    </style:style>
    <style:style style:name="P28" style:family="paragraph" style:parent-style-name="Standard">
      <style:paragraph-properties fo:margin-top="0cm" fo:margin-bottom="0.499cm" loext:contextual-spacing="false" fo:orphans="2" fo:widows="2"/>
      <style:text-properties style:font-name="Liberation Mono" fo:font-size="11pt" officeooo:rsid="0006a7e8" officeooo:paragraph-rsid="0006a7e8" fo:background-color="transparent" style:font-size-asian="11pt" style:font-size-complex="11pt"/>
    </style:style>
    <style:style style:name="P29" style:family="paragraph" style:parent-style-name="Standard">
      <style:paragraph-properties fo:margin-top="0cm" fo:margin-bottom="0.499cm" loext:contextual-spacing="false" fo:orphans="2" fo:widows="2"/>
      <style:text-properties style:font-name="Liberation Mono" fo:font-size="11pt" officeooo:rsid="0006a7e8" officeooo:paragraph-rsid="0006a7e8" style:font-size-asian="11pt" style:font-size-complex="11pt"/>
    </style:style>
    <style:style style:name="P30" style:family="paragraph" style:parent-style-name="Standard">
      <style:paragraph-properties fo:margin-top="0cm" fo:margin-bottom="0.499cm" loext:contextual-spacing="false" fo:orphans="2" fo:widows="2"/>
      <style:text-properties fo:font-size="11pt" style:font-size-asian="11pt" style:font-size-complex="11pt"/>
    </style:style>
    <style:style style:name="P31" style:family="paragraph" style:parent-style-name="Standard">
      <style:paragraph-properties fo:margin-top="0cm" fo:margin-bottom="0.499cm" loext:contextual-spacing="false" fo:orphans="2" fo:widows="2"/>
      <style:text-properties fo:font-size="11pt" officeooo:paragraph-rsid="00088328" style:font-size-asian="11pt" style:font-size-complex="11pt"/>
    </style:style>
    <style:style style:name="P32" style:family="paragraph" style:parent-style-name="Standard">
      <style:paragraph-properties fo:margin-top="0cm" fo:margin-bottom="0.499cm" loext:contextual-spacing="false" fo:orphans="2" fo:widows="2"/>
      <style:text-properties fo:font-size="11pt" officeooo:rsid="0006a7e8" officeooo:paragraph-rsid="0006a7e8" style:font-size-asian="11pt" style:font-size-complex="11pt"/>
    </style:style>
    <style:style style:name="P33" style:family="paragraph" style:parent-style-name="Standard">
      <style:paragraph-properties fo:margin-top="0cm" fo:margin-bottom="0.499cm" loext:contextual-spacing="false" fo:orphans="2" fo:widows="2"/>
      <style:text-properties style:font-name="Liberation Mono1" fo:font-size="11pt" style:font-size-asian="11pt" style:font-size-complex="11pt"/>
    </style:style>
    <style:style style:name="P34" style:family="paragraph" style:parent-style-name="HTML_20_Preformatted">
      <style:paragraph-properties fo:margin-top="0cm" fo:margin-bottom="0.499cm" loext:contextual-spacing="false" fo:orphans="2" fo:widows="2"/>
    </style:style>
    <style:style style:name="P35" style:family="paragraph" style:parent-style-name="HTML_20_Preformatted">
      <style:paragraph-properties fo:margin-top="0cm" fo:margin-bottom="0.499cm" loext:contextual-spacing="false" fo:orphans="2" fo:widows="2"/>
      <style:text-properties officeooo:paragraph-rsid="0006a7e8"/>
    </style:style>
    <style:style style:name="P36" style:family="paragraph" style:parent-style-name="HTML_20_Preformatted">
      <style:paragraph-properties fo:margin-top="0cm" fo:margin-bottom="0.499cm" loext:contextual-spacing="false" fo:orphans="2" fo:widows="2"/>
      <style:text-properties officeooo:paragraph-rsid="0009277f"/>
    </style:style>
    <style:style style:name="P37" style:family="paragraph" style:parent-style-name="HTML_20_Preformatted">
      <style:paragraph-properties fo:margin-top="0cm" fo:margin-bottom="0.499cm" loext:contextual-spacing="false" fo:orphans="2" fo:widows="2"/>
      <style:text-properties officeooo:paragraph-rsid="00136a9b"/>
    </style:style>
    <style:style style:name="P38" style:family="paragraph" style:parent-style-name="Standard">
      <style:paragraph-properties fo:margin-top="0cm" fo:margin-bottom="0.499cm" loext:contextual-spacing="false" fo:orphans="2" fo:widows="2" fo:break-before="page"/>
      <style:text-properties style:font-name="Liberation Serif" fo:font-size="11pt" officeooo:paragraph-rsid="0006a7e8" style:font-size-asian="11pt" style:font-size-complex="11pt"/>
    </style:style>
    <style:style style:name="P39" style:family="paragraph" style:parent-style-name="Standard" style:master-page-name="">
      <style:paragraph-properties fo:margin-top="0cm" fo:margin-bottom="0.499cm" loext:contextual-spacing="false" fo:orphans="2" fo:widows="2" style:page-number="auto" fo:keep-with-next="always"/>
      <style:text-properties style:font-name="Liberation Serif" fo:font-size="11pt" style:font-size-asian="11pt" style:font-size-complex="11pt"/>
    </style:style>
    <style:style style:name="P40" style:family="paragraph" style:parent-style-name="Standard" style:master-page-name="">
      <style:paragraph-properties fo:margin-top="0cm" fo:margin-bottom="0.499cm" loext:contextual-spacing="false" fo:orphans="2" fo:widows="2" style:page-number="auto" fo:keep-with-next="always"/>
      <style:text-properties style:font-name="Liberation Serif" fo:font-size="11pt" officeooo:rsid="00088328" officeooo:paragraph-rsid="0009277f" style:font-size-asian="11pt" style:font-size-complex="11pt"/>
    </style:style>
    <style:style style:name="P41" style:family="paragraph" style:parent-style-name="Standard" style:master-page-name="">
      <style:paragraph-properties fo:margin-top="0cm" fo:margin-bottom="0.499cm" loext:contextual-spacing="false" fo:orphans="2" fo:widows="2" style:page-number="auto" fo:keep-with-next="always"/>
      <style:text-properties style:font-name="Liberation Serif" fo:font-size="11pt" fo:font-style="italic" officeooo:rsid="0009277f" officeooo:paragraph-rsid="0009277f" style:font-size-asian="11pt" style:font-style-asian="italic" style:font-size-complex="11pt" style:font-style-complex="italic"/>
    </style:style>
    <style:style style:name="P42" style:family="paragraph" style:parent-style-name="HTML_20_Preformatted" style:master-page-name="">
      <style:paragraph-properties fo:margin-top="0cm" fo:margin-bottom="0.499cm" loext:contextual-spacing="false" fo:orphans="2" fo:widows="2" style:page-number="auto" fo:keep-with-next="always"/>
      <style:text-properties officeooo:paragraph-rsid="0009277f"/>
    </style:style>
    <style:style style:name="P43" style:family="paragraph" style:parent-style-name="Standard" style:master-page-name="">
      <style:paragraph-properties fo:margin-top="0cm" fo:margin-bottom="0.499cm" loext:contextual-spacing="false" fo:orphans="2" fo:widows="2" style:page-number="auto"/>
      <style:text-properties fo:color="#663366" style:font-name="Liberation Sans" fo:font-size="18pt" fo:font-weight="bold" style:font-size-asian="18pt" style:font-weight-asian="bold" style:font-name-complex="Arial" style:font-size-complex="18pt" style:font-weight-complex="bold"/>
    </style:style>
    <style:style style:name="P44" style:family="paragraph" style:parent-style-name="Standard" style:master-page-name="">
      <style:paragraph-properties fo:margin-top="0cm" fo:margin-bottom="0.499cm" loext:contextual-spacing="false" fo:orphans="2" fo:widows="2" style:page-number="auto"/>
      <style:text-properties style:use-window-font-color="true" style:font-name="Liberation Sans1" fo:font-size="11pt" fo:font-weight="bold" officeooo:paragraph-rsid="000af875" fo:background-color="transparent" style:font-name-asian="Times New Roman" style:font-size-asian="11pt" style:font-weight-asian="bold" style:font-name-complex="Arial" style:font-size-complex="11pt" style:font-weight-complex="bold"/>
    </style:style>
    <style:style style:name="P45" style:family="paragraph" style:parent-style-name="Standard">
      <style:paragraph-properties fo:margin-top="0cm" fo:margin-bottom="0.499cm" loext:contextual-spacing="false" fo:orphans="2" fo:widows="2" fo:keep-with-next="always"/>
      <style:text-properties fo:font-size="11pt" style:font-size-asian="11pt" style:font-size-complex="11pt"/>
    </style:style>
    <style:style style:name="P46" style:family="paragraph" style:parent-style-name="Standard">
      <style:paragraph-properties fo:margin-top="0cm" fo:margin-bottom="0.499cm" loext:contextual-spacing="false" fo:orphans="2" fo:widows="2" fo:keep-with-next="always"/>
      <style:text-properties officeooo:paragraph-rsid="000af875"/>
    </style:style>
    <style:style style:name="P47" style:family="paragraph" style:parent-style-name="Text_20_body">
      <style:paragraph-properties fo:margin-top="0cm" fo:margin-bottom="0.499cm" loext:contextual-spacing="false" fo:orphans="2" fo:widows="2"/>
      <style:text-properties fo:color="#663366" style:font-name="Liberation Serif" fo:font-size="11pt" officeooo:rsid="000bf9aa" officeooo:paragraph-rsid="000bf9aa" fo:background-color="#ffff00" style:font-name-asian="Times New Roman" style:font-size-asian="11pt" style:font-name-complex="Arial" style:font-size-complex="11pt"/>
    </style:style>
    <style:style style:name="P48" style:family="paragraph" style:parent-style-name="Text_20_body">
      <style:paragraph-properties fo:margin-top="0cm" fo:margin-bottom="0.499cm" loext:contextual-spacing="false" fo:orphans="2" fo:widows="2"/>
      <style:text-properties style:font-name="Liberation Serif" fo:font-size="11pt" officeooo:rsid="00136a9b" officeooo:paragraph-rsid="00136a9b" style:font-name-asian="Times New Roman" style:font-size-asian="11pt" style:font-name-complex="Verdana" style:font-size-complex="11pt"/>
    </style:style>
    <style:style style:name="P49" style:family="paragraph" style:parent-style-name="Standard" style:list-style-name="WW8Num4">
      <style:paragraph-properties fo:margin-top="0cm" fo:margin-bottom="0.499cm" loext:contextual-spacing="false" fo:orphans="2" fo:widows="2"/>
    </style:style>
    <style:style style:name="P50" style:family="paragraph" style:parent-style-name="Heading_20_2">
      <style:paragraph-properties fo:margin-top="0cm" fo:margin-bottom="0.499cm" loext:contextual-spacing="false" fo:orphans="2" fo:widows="2"/>
      <style:text-properties style:font-name="Liberation Sans1" fo:font-size="11pt" style:font-name-asian="Times New Roman" style:font-size-asian="11pt" style:font-name-complex="Verdana" style:font-size-complex="11pt"/>
    </style:style>
    <style:style style:name="P51" style:family="paragraph" style:parent-style-name="Heading_20_2">
      <style:paragraph-properties fo:margin-top="0cm" fo:margin-bottom="0.499cm" loext:contextual-spacing="false" fo:orphans="2" fo:widows="2"/>
      <style:text-properties style:font-name="Liberation Sans1" fo:font-size="11pt" officeooo:paragraph-rsid="0009c185" fo:background-color="transparent" style:font-size-asian="11pt" style:font-size-complex="11pt"/>
    </style:style>
    <style:style style:name="P52" style:family="paragraph" style:parent-style-name="Heading_20_2">
      <style:paragraph-properties fo:margin-top="0cm" fo:margin-bottom="0.499cm" loext:contextual-spacing="false" fo:orphans="2" fo:widows="2"/>
      <style:text-properties style:font-name="Liberation Serif" fo:font-size="11pt" fo:background-color="#ffff00" style:font-size-asian="11pt" style:font-size-complex="11pt"/>
    </style:style>
    <style:style style:name="P53" style:family="paragraph" style:parent-style-name="Heading_20_2" style:master-page-name="">
      <style:paragraph-properties fo:margin-top="0cm" fo:margin-bottom="0.499cm" loext:contextual-spacing="false" fo:orphans="2" fo:widows="2" style:page-number="auto" fo:keep-with-next="always"/>
      <style:text-properties style:font-name="Liberation Sans1" fo:font-size="11pt" style:font-name-asian="Times New Roman" style:font-size-asian="11pt" style:font-name-complex="Verdana" style:font-size-complex="11pt"/>
    </style:style>
    <style:style style:name="P54" style:family="paragraph" style:parent-style-name="Heading_20_2" style:master-page-name="">
      <style:paragraph-properties fo:margin-top="0cm" fo:margin-bottom="0.499cm" loext:contextual-spacing="false" fo:orphans="2" fo:widows="2" style:page-number="auto"/>
      <style:text-properties style:font-name="Liberation Sans1" fo:font-size="11pt" officeooo:paragraph-rsid="000af875" fo:background-color="transparent" style:font-name-asian="Times New Roman" style:font-size-asian="11pt" style:font-name-complex="Verdana" style:font-size-complex="11pt"/>
    </style:style>
    <style:style style:name="P55" style:family="paragraph" style:parent-style-name="Heading_20_3">
      <style:paragraph-properties fo:margin-top="0cm" fo:margin-bottom="0.499cm" loext:contextual-spacing="false" fo:orphans="2" fo:widows="2"/>
      <style:text-properties style:font-name="Liberation Mono" fo:font-size="11pt" fo:font-weight="normal" officeooo:paragraph-rsid="000af875" fo:background-color="transparent" style:font-name-asian="Times New Roman" style:font-size-asian="11pt" style:font-weight-asian="normal" style:font-name-complex="Verdana" style:font-size-complex="11pt" style:font-weight-complex="normal"/>
    </style:style>
    <style:style style:name="P56" style:family="paragraph" style:parent-style-name="Heading_20_3">
      <style:paragraph-properties fo:margin-top="0cm" fo:margin-bottom="0.499cm" loext:contextual-spacing="false" fo:orphans="2" fo:widows="2"/>
      <style:text-properties style:font-name="Liberation Mono" fo:font-size="11pt" fo:font-weight="normal" officeooo:rsid="00088328" officeooo:paragraph-rsid="0009277f" fo:background-color="transparent" style:font-name-asian="Times New Roman" style:font-size-asian="11pt" style:font-weight-asian="normal" style:font-name-complex="Verdana" style:font-size-complex="11pt" style:font-weight-complex="normal"/>
    </style:style>
    <style:style style:name="P57" style:family="paragraph" style:parent-style-name="Heading_20_3">
      <style:paragraph-properties fo:margin-top="0cm" fo:margin-bottom="0.499cm" loext:contextual-spacing="false" fo:orphans="2" fo:widows="2"/>
      <style:text-properties style:font-name="Liberation Mono" fo:font-size="11pt" fo:font-weight="normal" officeooo:rsid="0006a7e8" officeooo:paragraph-rsid="0009277f" style:font-name-asian="Times New Roman" style:font-size-asian="11pt" style:font-weight-asian="normal" style:font-name-complex="Verdana" style:font-size-complex="11pt" style:font-weight-complex="normal"/>
    </style:style>
    <style:style style:name="P58" style:family="paragraph" style:parent-style-name="Heading_20_3">
      <style:paragraph-properties fo:margin-top="0cm" fo:margin-bottom="0.499cm" loext:contextual-spacing="false" fo:orphans="2" fo:widows="2"/>
      <style:text-properties style:font-name="Liberation Sans1" fo:font-size="11pt" officeooo:paragraph-rsid="000af875" style:font-name-asian="Times New Roman" style:font-size-asian="11pt" style:font-name-complex="Verdana" style:font-size-complex="11pt"/>
    </style:style>
    <style:style style:name="P59" style:family="paragraph" style:parent-style-name="Heading_20_3">
      <style:paragraph-properties fo:margin-top="0cm" fo:margin-bottom="0.499cm" loext:contextual-spacing="false" fo:orphans="2" fo:widows="2"/>
      <style:text-properties style:font-name="Liberation Sans1" fo:font-size="11pt" officeooo:paragraph-rsid="0009277f" style:font-name-asian="Times New Roman" style:font-size-asian="11pt" style:font-name-complex="Verdana" style:font-size-complex="11pt"/>
    </style:style>
    <style:style style:name="P60" style:family="paragraph" style:parent-style-name="Heading_20_3">
      <style:paragraph-properties fo:margin-top="0cm" fo:margin-bottom="0.499cm" loext:contextual-spacing="false" fo:orphans="2" fo:widows="2"/>
      <style:text-properties style:font-name="Liberation Sans1" fo:font-size="11pt" officeooo:paragraph-rsid="0009277f" style:font-size-asian="11pt" style:font-size-complex="11pt"/>
    </style:style>
    <style:style style:name="P61" style:family="paragraph" style:parent-style-name="Heading_20_3">
      <style:paragraph-properties fo:margin-top="0cm" fo:margin-bottom="0.499cm" loext:contextual-spacing="false" fo:orphans="2" fo:widows="2"/>
      <style:text-properties style:font-name="Liberation Sans1" fo:font-size="11pt" officeooo:rsid="0006a7e8" officeooo:paragraph-rsid="000bf9aa" style:font-size-asian="11pt" style:font-size-complex="11pt"/>
    </style:style>
    <style:style style:name="P62" style:family="paragraph" style:parent-style-name="Heading_20_3">
      <style:paragraph-properties fo:margin-top="0cm" fo:margin-bottom="0.499cm" loext:contextual-spacing="false" fo:orphans="2" fo:widows="2" fo:keep-with-next="always"/>
      <style:text-properties style:font-name="Liberation Mono" fo:font-size="11pt" fo:font-weight="normal" officeooo:rsid="00088328" officeooo:paragraph-rsid="0009277f" style:font-name-asian="Times New Roman" style:font-size-asian="11pt" style:font-weight-asian="normal" style:font-name-complex="Verdana" style:font-size-complex="11pt" style:font-weight-complex="normal"/>
    </style:style>
    <style:style style:name="P63" style:family="paragraph" style:parent-style-name="Heading_20_3" style:master-page-name="">
      <style:paragraph-properties fo:margin-top="0cm" fo:margin-bottom="0.499cm" loext:contextual-spacing="false" fo:orphans="2" fo:widows="2" style:page-number="auto" fo:keep-with-next="always"/>
      <style:text-properties style:font-name="Liberation Sans1" fo:font-size="11pt" officeooo:paragraph-rsid="0009277f" style:font-name-asian="Times New Roman" style:font-size-asian="11pt" style:font-name-complex="Verdana" style:font-size-complex="11pt"/>
    </style:style>
    <style:style style:name="P64" style:family="paragraph" style:parent-style-name="Heading_20_3" style:master-page-name="">
      <style:paragraph-properties fo:margin-top="0cm" fo:margin-bottom="0.499cm" loext:contextual-spacing="false" fo:orphans="2" fo:widows="2" style:page-number="auto" fo:keep-with-next="always"/>
      <style:text-properties style:font-name="Liberation Sans1" fo:font-size="11pt" officeooo:paragraph-rsid="0009277f" style:font-size-asian="11pt" style:font-size-complex="11pt"/>
    </style:style>
    <style:style style:name="T1" style:family="text">
      <style:text-properties style:font-name="Liberation Serif"/>
    </style:style>
    <style:style style:name="T2" style:family="text">
      <style:text-properties style:font-name="Liberation Serif" fo:font-size="11pt" style:font-size-asian="11pt" style:font-size-complex="11pt"/>
    </style:style>
    <style:style style:name="T3" style:family="text">
      <style:text-properties style:font-name="Liberation Serif" fo:font-size="11pt" officeooo:rsid="0006a7e8" style:font-size-asian="11pt" style:font-size-complex="11pt"/>
    </style:style>
    <style:style style:name="T4" style:family="text">
      <style:text-properties style:font-name="Liberation Serif" fo:font-size="11pt" officeooo:rsid="00088328" style:font-size-asian="11pt" style:font-size-complex="11pt"/>
    </style:style>
    <style:style style:name="T5" style:family="text">
      <style:text-properties style:font-name="Liberation Serif" fo:font-size="11pt" officeooo:rsid="000af875" style:font-size-asian="11pt" style:font-size-complex="11pt"/>
    </style:style>
    <style:style style:name="T6" style:family="text">
      <style:text-properties style:font-name="Liberation Serif" fo:font-size="11pt" officeooo:rsid="00136a9b" style:font-size-asian="11pt" style:font-size-complex="11pt"/>
    </style:style>
    <style:style style:name="T7" style:family="text">
      <style:text-properties style:font-name="Liberation Serif" fo:font-size="11pt" officeooo:rsid="00157765" style:font-size-asian="11pt" style:font-size-complex="11pt"/>
    </style:style>
    <style:style style:name="T8" style:family="text">
      <style:text-properties style:font-name="Liberation Serif" fo:font-size="11pt" style:font-size-asian="11pt" style:font-name-complex="Courier New" style:font-size-complex="11pt"/>
    </style:style>
    <style:style style:name="T9" style:family="text">
      <style:text-properties style:font-name="Liberation Serif" fo:font-size="11pt" style:font-size-asian="11pt" style:font-name-complex="Verdana" style:font-size-complex="11pt"/>
    </style:style>
    <style:style style:name="T10" style:family="text">
      <style:text-properties style:font-name="Liberation Serif" fo:font-size="11pt" fo:background-color="transparent" loext:char-shading-value="0" style:font-size-asian="11pt" style:font-size-complex="11pt"/>
    </style:style>
    <style:style style:name="T11" style:family="text">
      <style:text-properties style:font-name="Liberation Serif" fo:font-size="11pt" fo:background-color="transparent" loext:char-shading-value="0" style:font-size-asian="11pt" style:font-name-complex="Courier New" style:font-size-complex="11pt"/>
    </style:style>
    <style:style style:name="T12" style:family="text">
      <style:text-properties style:font-name="Liberation Serif" fo:font-size="11pt" officeooo:rsid="000af875" fo:background-color="transparent" loext:char-shading-value="0" style:font-size-asian="11pt" style:font-name-complex="Courier New" style:font-size-complex="11pt"/>
    </style:style>
    <style:style style:name="T13" style:family="text">
      <style:text-properties style:font-name="Liberation Serif" fo:font-size="11pt" fo:font-weight="normal" style:font-size-asian="11pt" style:font-weight-asian="normal" style:font-size-complex="11pt" style:font-weight-complex="normal"/>
    </style:style>
    <style:style style:name="T14" style:family="text">
      <style:text-properties style:font-name="Liberation Serif" fo:font-size="11pt" fo:font-weight="normal" style:font-size-asian="11pt" style:font-weight-asian="normal" style:font-name-complex="Verdana" style:font-size-complex="11pt" style:font-weight-complex="normal"/>
    </style:style>
    <style:style style:name="T15" style:family="text">
      <style:text-properties style:font-name="Liberation Serif" fo:font-size="11pt" fo:font-weight="normal" officeooo:rsid="000af875" style:font-size-asian="11pt" style:font-weight-asian="normal" style:font-name-complex="Verdana" style:font-size-complex="11pt" style:font-weight-complex="normal"/>
    </style:style>
    <style:style style:name="T16" style:family="text">
      <style:text-properties style:font-name="Liberation Serif" fo:font-size="11pt" fo:font-weight="bold" style:font-size-asian="11pt" style:font-weight-asian="bold" style:font-size-complex="11pt" style:font-weight-complex="bold"/>
    </style:style>
    <style:style style:name="T17" style:family="text">
      <style:text-properties style:font-name="Liberation Serif" fo:font-size="11pt" fo:font-style="italic" fo:font-weight="normal" style:font-size-asian="11pt" style:font-style-asian="italic" style:font-weight-asian="normal" style:font-size-complex="11pt" style:font-style-complex="italic" style:font-weight-complex="normal"/>
    </style:style>
    <style:style style:name="T18" style:family="text">
      <style:text-properties style:font-name="Liberation Serif" fo:font-size="11pt" style:text-underline-style="solid" style:text-underline-width="auto" style:text-underline-color="font-color" style:font-size-asian="11pt" style:font-size-complex="11pt"/>
    </style:style>
    <style:style style:name="T19" style:family="text">
      <style:text-properties style:font-name="Liberation Serif" fo:font-size="11pt" style:text-underline-style="solid" style:text-underline-width="auto" style:text-underline-color="font-color" fo:background-color="transparent" loext:char-shading-value="0" style:font-size-asian="11pt" style:font-size-complex="11pt"/>
    </style:style>
    <style:style style:name="T20" style:family="text">
      <style:text-properties style:font-name="Liberation Serif" fo:font-size="11pt" style:font-name-asian="Courier" style:font-size-asian="11pt" style:font-size-complex="11pt"/>
    </style:style>
    <style:style style:name="T21" style:family="text">
      <style:text-properties style:font-name="Liberation Serif" fo:font-style="italic" style:font-style-asian="italic" style:font-style-complex="italic"/>
    </style:style>
    <style:style style:name="T22" style:family="text">
      <style:text-properties style:font-name="Liberation Serif" fo:font-weight="bold" style:font-weight-asian="bold" style:font-weight-complex="bold"/>
    </style:style>
    <style:style style:name="T23" style:family="text">
      <style:text-properties style:font-name="Liberation Serif" fo:font-weight="bold" officeooo:rsid="0006a7e8" style:font-weight-asian="bold" style:font-weight-complex="bold"/>
    </style:style>
    <style:style style:name="T24" style:family="text">
      <style:text-properties style:font-name="Liberation Serif" officeooo:rsid="0006a7e8"/>
    </style:style>
    <style:style style:name="T25" style:family="text">
      <style:text-properties style:font-name="Liberation Serif" officeooo:rsid="00088328"/>
    </style:style>
    <style:style style:name="T26" style:family="text">
      <style:text-properties fo:color="#663366" style:font-name="Liberation Sans" fo:font-weight="bold" style:font-weight-asian="bold" style:font-name-complex="Arial" style:font-weight-complex="bold"/>
    </style:style>
    <style:style style:name="T27" style:family="text">
      <style:text-properties fo:color="#663366" fo:font-size="11pt" style:font-size-asian="11pt" style:font-name-complex="Arial" style:font-size-complex="11pt"/>
    </style:style>
    <style:style style:name="T28" style:family="text">
      <style:text-properties fo:font-style="italic" style:font-style-asian="italic" style:font-style-complex="italic"/>
    </style:style>
    <style:style style:name="T29" style:family="text">
      <style:text-properties fo:font-style="italic" officeooo:rsid="0006a7e8" style:font-style-asian="italic" style:font-style-complex="italic"/>
    </style:style>
    <style:style style:name="T30" style:family="text">
      <style:text-properties fo:font-style="italic" officeooo:rsid="000af875" style:font-style-asian="italic" style:font-style-complex="italic"/>
    </style:style>
    <style:style style:name="T31" style:family="text">
      <style:text-properties style:font-name="Liberation Mono1"/>
    </style:style>
    <style:style style:name="T32" style:family="text">
      <style:text-properties style:font-name="Liberation Mono1" fo:font-size="11pt" style:font-size-asian="11pt" style:font-name-complex="Courier New" style:font-size-complex="11pt"/>
    </style:style>
    <style:style style:name="T33" style:family="text">
      <style:text-properties style:font-name="Liberation Mono1" fo:font-size="11pt" officeooo:rsid="000e82e9" style:font-size-asian="11pt" style:font-name-complex="Courier New" style:font-size-complex="11pt"/>
    </style:style>
    <style:style style:name="T34" style:family="text">
      <style:text-properties style:font-name="Liberation Mono1" fo:font-size="11pt" officeooo:rsid="000ea1e1" style:font-size-asian="11pt" style:font-name-complex="Courier New" style:font-size-complex="11pt"/>
    </style:style>
    <style:style style:name="T35" style:family="text">
      <style:text-properties style:font-name="Liberation Mono1" fo:font-size="11pt" officeooo:rsid="00136a9b" style:font-size-asian="11pt" style:font-name-complex="Courier New" style:font-size-complex="11pt"/>
    </style:style>
    <style:style style:name="T36" style:family="text">
      <style:text-properties style:font-name="Liberation Mono1" fo:font-size="11pt" style:font-size-asian="11pt" style:font-size-complex="11pt"/>
    </style:style>
    <style:style style:name="T37" style:family="text">
      <style:text-properties style:font-name="Liberation Mono1" fo:font-size="11pt" officeooo:rsid="00136a9b" style:font-size-asian="11pt" style:font-size-complex="11pt"/>
    </style:style>
    <style:style style:name="T38" style:family="text">
      <style:text-properties style:font-name="Liberation Mono1" fo:font-size="11pt" style:font-name-asian="Courier" style:font-size-asian="11pt" style:font-size-complex="11pt"/>
    </style:style>
    <style:style style:name="T39" style:family="text">
      <style:text-properties style:font-name="Liberation Mono1" fo:font-size="11pt" fo:background-color="transparent" loext:char-shading-value="0" style:font-size-asian="11pt" style:font-name-complex="Courier New" style:font-size-complex="11pt"/>
    </style:style>
    <style:style style:name="T40" style:family="text">
      <style:text-properties style:font-name="Liberation Mono1" fo:font-size="11pt" officeooo:rsid="000af875" fo:background-color="transparent" loext:char-shading-value="0" style:font-size-asian="11pt" style:font-name-complex="Courier New" style:font-size-complex="11pt"/>
    </style:style>
    <style:style style:name="T41" style:family="text">
      <style:text-properties style:font-name="Liberation Mono1" fo:font-size="11pt" fo:background-color="transparent" loext:char-shading-value="0" style:font-size-asian="11pt" style:font-size-complex="11pt"/>
    </style:style>
    <style:style style:name="T42" style:family="text">
      <style:text-properties style:font-name="Liberation Mono1" fo:font-size="11pt" style:text-underline-style="solid" style:text-underline-width="auto" style:text-underline-color="font-color" fo:background-color="transparent" loext:char-shading-value="0" style:font-size-asian="11pt" style:font-size-complex="11pt"/>
    </style:style>
    <style:style style:name="T43" style:family="text">
      <style:text-properties style:font-name="Liberation Sans1" fo:font-size="11pt" fo:font-weight="normal" style:font-size-asian="11pt" style:font-weight-asian="normal" style:font-name-complex="Verdana" style:font-size-complex="11pt" style:font-weight-complex="normal"/>
    </style:style>
    <style:style style:name="T44" style:family="text">
      <style:text-properties style:font-name-asian="Times New Roman" style:font-name-complex="Verdana"/>
    </style:style>
    <style:style style:name="T45" style:family="text">
      <style:text-properties officeooo:rsid="000bf9aa" style:font-name-asian="Times New Roman" style:font-name-complex="Verdana"/>
    </style:style>
    <style:style style:name="T46" style:family="text">
      <style:text-properties officeooo:rsid="0006a7e8"/>
    </style:style>
    <style:style style:name="T47" style:family="text">
      <style:text-properties fo:font-weight="normal" officeooo:rsid="0006a7e8" style:font-name-asian="Times New Roman" style:font-weight-asian="normal" style:font-name-complex="Verdana" style:font-weight-complex="normal"/>
    </style:style>
    <style:style style:name="T48" style:family="text">
      <style:text-properties style:font-name="Liberation Mono"/>
    </style:style>
    <style:style style:name="T49" style:family="text">
      <style:text-properties style:font-name="Liberation Mono" style:font-name-asian="Times New Roman" style:font-name-complex="Verdana"/>
    </style:style>
    <style:style style:name="T50" style:family="text">
      <style:text-properties style:font-name="Liberation Mono" officeooo:rsid="000bf9aa" style:font-name-asian="Times New Roman" style:font-name-complex="Verdana"/>
    </style:style>
    <style:style style:name="T51" style:family="text">
      <style:text-properties style:font-name="Liberation Mono" fo:background-color="transparent" loext:char-shading-value="0" style:font-name-asian="Times New Roman" style:font-name-complex="Verdana"/>
    </style:style>
    <style:style style:name="T52" style:family="text">
      <style:text-properties style:font-name="Liberation Mono" fo:font-weight="normal" officeooo:rsid="0006a7e8" style:font-name-asian="Times New Roman" style:font-weight-asian="normal" style:font-name-complex="Verdana" style:font-weight-complex="normal"/>
    </style:style>
    <style:style style:name="T53" style:family="text">
      <style:text-properties style:font-name="Liberation Mono" fo:font-weight="normal" officeooo:rsid="0009c185" style:font-name-asian="Times New Roman" style:font-weight-asian="normal" style:font-name-complex="Verdana" style:font-weight-complex="normal"/>
    </style:style>
    <style:style style:name="T54" style:family="text">
      <style:text-properties style:font-name="Liberation Mono" fo:font-size="11pt" officeooo:rsid="0006a7e8" style:font-size-asian="11pt" style:font-size-complex="11pt"/>
    </style:style>
    <style:style style:name="T55" style:family="text">
      <style:text-properties officeooo:rsid="00088328"/>
    </style:style>
    <style:style style:name="T56" style:family="text">
      <style:text-properties fo:font-weight="bold" style:font-weight-asian="bold" style:font-weight-complex="bold"/>
    </style:style>
    <style:style style:name="T57" style:family="text">
      <style:text-properties fo:font-weight="bold" officeooo:rsid="000af875" style:font-weight-asian="bold" style:font-weight-complex="bold"/>
    </style:style>
    <style:style style:name="T58" style:family="text">
      <style:text-properties style:font-name="Courier New1"/>
    </style:style>
    <style:style style:name="T59" style:family="text">
      <style:text-properties fo:background-color="transparent" loext:char-shading-value="0" style:font-name-asian="Times New Roman" style:font-name-complex="Verdana"/>
    </style:style>
    <style:style style:name="T60" style:family="text">
      <style:text-properties fo:font-size="11pt" fo:background-color="transparent" loext:char-shading-value="0" style:font-size-asian="11pt" style:font-size-complex="11pt"/>
    </style:style>
    <style:style style:name="T61" style:family="text">
      <style:text-properties fo:font-size="11pt" officeooo:rsid="00088328" fo:background-color="transparent" loext:char-shading-value="0" style:font-size-asian="11pt" style:font-size-complex="11pt"/>
    </style:style>
    <style:style style:name="T62" style:family="text">
      <style:text-properties officeooo:rsid="000af875"/>
    </style:style>
    <style:style style:name="T63" style:family="text">
      <style:text-properties officeooo:rsid="001175ca"/>
    </style:style>
    <style:style style:name="T64" style:family="text">
      <style:text-properties officeooo:rsid="001387ae"/>
    </style:style>
    <style:style style:name="T65" style:family="text">
      <style:text-properties officeooo:rsid="0014da8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LVB Manual – LVB phylogeny program, version <text:span text:style-name="T63">3.2</text:span></text:p>
      <text:p text:style-name="P20"/>
      <text:p text:style-name="P1"><text:span text:style-name="T27">Download</text:span><text:span text:style-name="T43">: </text:span><text:a xlink:type="simple" xlink:href="http://eggg.st-andrews.ac.uk/lvb" text:style-name="Internet_20_link" text:visited-style-name="Visited_20_Internet_20_Link"><text:span text:style-name="Internet_20_link"><text:span text:style-name="T43">http://eggg.st-andrews.ac.uk/lvb</text:span></text:span></text:a></text:p>
      <text:p text:style-name="P1"><text:span text:style-name="T27">Contact</text:span><text:span text:style-name="T43">: Daniel Barker, </text:span><text:a xlink:type="simple" xlink:href="mailto:db60@st-andrews.ac.uk" text:style-name="Internet_20_link" text:visited-style-name="Visited_20_Internet_20_Link"><text:span text:style-name="T43">db60@st-andrews.ac.uk</text:span></text:a></text:p>
      <text:p text:style-name="P23"/>
      <text:p text:style-name="P7"><text:bookmark-start text:name="copyright"/><text:span text:style-name="T26">COPYRIGHT</text:span><text:bookmark-end text:name="copyright"/> </text:p>
      <text:p text:style-name="P7">Part of this document is based on PHYLIP documentation (see ‘Acknowledgements’, below).</text:p>
      <text:p text:style-name="P7">The PHYLIP component of this document:</text:p>
      <text:p text:style-name="P30"><text:span text:style-name="T1">© </text:span>Copyright 1980-2014, Joseph Felsenstein<text:span text:style-name="T1"><text:line-break/>All rights reserved.</text:span></text:p>
      <text:p text:style-name="P7">The remainder of this document:</text:p>
      <text:p text:style-name="P11">© Copyright 2003-2012 by Daniel Barker<text:line-break/>© Copyright 2013, 2014 by Daniel Barker and Maximilian Strobl<text:line-break/>© Copyright 2014 by Daniel Barker, Miguel Pinheiro and Maximilian Strobl<text:line-break/>© Copyright <text:span text:style-name="T63">2015 by Daniel Barker, Miguel Pinheiro, Maximilian Strobl and Chris Wood.</text:span><text:line-break/>All rights reserved.</text:p>
      <text:p text:style-name="P7">Redistribution and use in source and binary forms, with or without modification, are permitted provided that the following conditions are met:</text:p>
      <text:p text:style-name="P7">1. Redistributions of source code must retain the above copyright notice, this list of conditions and the following disclaimer.</text:p>
      <text:p text:style-name="P7">2. Redistributions in binary form must reproduce the above copyright notice, this list of conditions and the following disclaimer in the documentation and/or other materials provided with the distribution.</text:p>
      <text:p text:style-name="P7">3. Neither the name of the copyright holder nor the names of its contributors may be used to endorse or promote products derived from this software without specific prior written permission.</text:p>
      <text:p text:style-name="P8">THIS SOFTWARE IS PROVIDED BY THE COPYRIGHT HOLDERS AND CONTRIBUTORS "AS IS" AND ANY EXPRESS OR IMPLIED WARRANTIES, INCLUDING, BUT NOT LIMITED TO, THE IMPLIED WARRANTIES OF MERCHANTABILITY AND FITNESS FOR A PARTICULAR PURPOSE ARE DISCLAIMED. IN NO EVENT SHALL THE COPYRIGHT HOLDER OR CONTRIBUTORS BE LIABLE FOR ANY 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 SOFTWARE, EVEN IF ADVISED OF THE POSSIBILITY OF SUCH DAMAGE.</text:p>
      <text:p text:style-name="P38"><text:bookmark text:name="description"/><text:span text:style-name="T26">DESCRIPTION</text:span> </text:p>
      <text:p text:style-name="P2"><text:span text:style-name="Strong_20_Emphasis"><text:span text:style-name="T2">lvb</text:span></text:span><text:span text:style-name="T2"> seeks parsimonious trees from an aligned nucleotide data matrix. It uses heuristic searches consisting of simulated annealing followed by hill-climbing. In contrast to the more usual heuristic searches used to find parsimonious trees (e.g. stepwise addition followed by hill-climbing), simulated annealing can ‘jump out’ of local optima. Especially with large data matrices, the simulated annealing heuristic may run faster and/or find a shorter tree.</text:span></text:p>
      <text:p text:style-name="P7"/>
      <text:p text:style-name="P24"><text:bookmark text:name="citing_lvb"/>CITING LVB</text:p>
      <text:p text:style-name="P39">Please cite the following paper if you use LVB:</text:p>
      <text:p text:style-name="P45"><text:span text:style-name="T1">Barker, D. 2004. LVB: Parsimony and simulated annealing in the search for phylogenetic trees. </text:span><text:span text:style-name="T21">Bioinformatics</text:span><text:span text:style-name="T1">, </text:span><text:span text:style-name="T22">20</text:span><text:span text:style-name="T1">, 274-275.</text:span></text:p>
      <text:p text:style-name="P7">The following may also be relevant:</text:p>
      <text:p text:style-name="P2"><text:span text:style-name="T2">LVB </text:span><text:span text:style-name="T6">Web site</text:span><text:span text:style-name="T2">. </text:span><text:a xlink:type="simple" xlink:href="http://eggg.st-andrews.ac.uk/lvb" text:style-name="Internet_20_link" text:visited-style-name="Visited_20_Internet_20_Link"><text:span text:style-name="T2">http://eggg.st-andrews.ac.uk/lvb</text:span></text:a><text:span text:style-name="T2">.</text:span></text:p>
      <text:p text:style-name="P7">Barker, D. 1999. <text:span text:style-name="T28">Simulated annealing in the Search for Phylogenetic Trees</text:span>. PhD Thesis, University of Edinburgh.</text:p>
      <text:p text:style-name="P7">Barker, D. 1997. <text:span text:style-name="T28">LVB 1.0: Reconstructing Evolution with Parsimony and Simulated Annealing</text:span> (Edinburgh: Daniel Barker).</text:p>
      <text:p text:style-name="P26"/>
      <text:p text:style-name="P25"><text:bookmark text:name="running_lvb"/>RUNNING LVB</text:p>
      <text:p text:style-name="P2"><text:span text:style-name="Strong_20_Emphasis"><text:span text:style-name="T2">lvb</text:span></text:span><text:span text:style-name="T2"> is a command-line program.</text:span></text:p>
      <text:p text:style-name="P2"><text:span text:style-name="Strong_20_Emphasis">By default, </text:span><text:span text:style-name="Strong_20_Emphasis"><text:span text:style-name="T2">lvb</text:span></text:span><text:span text:style-name="T2"> reads the alignment file from the current directory (folder) and writes its main output to a file in the current directory. </text:span><text:span text:style-name="T3">Command-line options may be used to specify non-default locations for input and output, the</text:span><text:span text:style-name="T2"> matrix format </text:span><text:span text:style-name="T3">(PHYLIP by default)</text:span><text:span text:style-name="T2">, the interpretation of gaps in the alignment, the type of simulated annealing heuristic searches to run (with a sensible default), the seed for the pseudorandom number generator (with a sensible default), and whether bootstrap replicates are required (by default, no). Answers are entered using the keyboard. </text:span><text:span text:style-name="Strong_20_Emphasis"><text:span text:style-name="T2">lvb</text:span></text:span><text:span text:style-name="T2"> logs progress information and errors to the screen.</text:span></text:p>
      <text:h text:style-name="P50" text:outline-level="2"><text:bookmark text:name="macos_x"/>Apple OS X</text:h>
      <text:p text:style-name="P7">The OS X version of LVB runs under OS X <text:span text:style-name="T65">Yosemite. LVB has been tested under OS X version </text:span>10.<text:span text:style-name="T65">10.1</text:span>. It is also expected to run on more recent versions of OS X, <text:span text:style-name="T65">as they become available.</text:span></text:p>
      <text:p text:style-name="P2"><text:span text:style-name="T2">After downloading, extract </text:span><text:span text:style-name="HTML_20_Code"><text:span text:style-name="T32">lvb</text:span></text:span><text:span text:style-name="T2"> from the file </text:span><text:span text:style-name="HTML_20_Code"><text:span text:style-name="T32">lvb_</text:span></text:span><text:span text:style-name="HTML_20_Code"><text:span text:style-name="T35">3</text:span></text:span><text:span text:style-name="HTML_20_Code"><text:span text:style-name="T33">.</text:span></text:span><text:span text:style-name="HTML_20_Code"><text:span text:style-name="T35">2_</text:span></text:span><text:span text:style-name="HTML_20_Code"><text:span text:style-name="T32">os</text:span></text:span><text:span text:style-name="HTML_20_Code"><text:span text:style-name="T35">x</text:span></text:span><text:span text:style-name="HTML_20_Code"><text:span text:style-name="T32">.tar.gz</text:span></text:span><text:span text:style-name="T2">. Once this is done, you may launch it from the Terminal command-line. Terminal is found in the </text:span><text:span text:style-name="HTML_20_Code"><text:span text:style-name="T32">Applications/Utilities</text:span></text:span><text:span text:style-name="T2"> folder. If </text:span><text:span text:style-name="Strong_20_Emphasis"><text:span text:style-name="T2">lvb</text:span></text:span><text:span text:style-name="T2"> is on your desktop, you may launch it by typing the following commands in Terminal:</text:span></text:p>
      <text:p text:style-name="P35"><text:span text:style-name="HTML_20_Code"><text:span text:style-name="T36">cd Desktop<text:line-break/>./lvb</text:span></text:span></text:p>
      <text:p text:style-name="P2"><text:soft-page-break/><text:span text:style-name="T2">If </text:span><text:span text:style-name="HTML_20_Code"><text:span text:style-name="T32">lvb</text:span></text:span><text:span text:style-name="T2"> is in a directory in your </text:span><text:span text:style-name="HTML_20_Code"><text:span text:style-name="T32">PATH</text:span></text:span><text:span text:style-name="T2"> environment variable, it should be accessible in Terminal from any location, just by entering the following command:</text:span></text:p>
      <text:p text:style-name="P33">lvb</text:p>
      <text:h text:style-name="P53" text:outline-level="2">Other Linux and UNIX systems (including Raspbian)</text:h>
      <text:p text:style-name="P2"><text:span text:style-name="T2">After downloading, compile </text:span><text:span text:style-name="Strong_20_Emphasis"><text:span text:style-name="T2">lvb</text:span></text:span><text:span text:style-name="T2"> from the source code (see ‘Compiling LVB’, below). Once this is done, it may be launched as for Apple Mac OS X (see above). The only difference may be in the mechanism to start a terminal.</text:span></text:p>
      <text:h text:style-name="P50" text:outline-level="2">Other systems</text:h>
      <text:p text:style-name="P2"><text:span text:style-name="T2">It should be possible to compile and run </text:span><text:span text:style-name="Strong_20_Emphasis"><text:span text:style-name="T2">lvb</text:span></text:span><text:span text:style-name="T2"> on Windows and many other operating systems, if you have a C compiler. The details will vary, but to help you get started see ‘Compiling LVB’, below. </text:span></text:p>
      <text:p text:style-name="P26"/>
      <text:p text:style-name="P21">COMMAND-LINE OPTIONS</text:p>
      <text:p text:style-name="P44">Help (-? or -h)</text:p>
      <text:p text:style-name="P15">For help type:</text:p>
      <text:h text:style-name="P55" text:outline-level="3"><text:span text:style-name="T62">l</text:span>vb -?</text:h>
      <text:h text:style-name="P58" text:outline-level="3">Bootstrapping (<text:span text:style-name="T48">-b</text:span>)</text:h>
      <text:p text:style-name="P3"><text:span text:style-name="Strong_20_Emphasis"><text:span text:style-name="T2">lvb</text:span></text:span><text:span text:style-name="T2"> allows from 1 to 1000000 bootstrap replicates. For each replicate, a bootstrap sample of sites in the alignment is generated and analysed.</text:span></text:p>
      <text:p text:style-name="P3"><text:span text:style-name="T2">For an alignment matrix of </text:span><text:span text:style-name="Emphasis"><text:span text:style-name="T2">m</text:span></text:span><text:span text:style-name="T2"> sites, each bootstrap replicate contains </text:span><text:span text:style-name="Emphasis"><text:span text:style-name="T2">m</text:span></text:span><text:span text:style-name="T2"> sites, randomly sampled with replacement from the originals. Compared to the original alignment, it is likely that some sites are left out, some are present once, and others are present twice or more. In </text:span><text:span text:style-name="Strong_20_Emphasis"><text:span text:style-name="T2">lvb</text:span></text:span><text:span text:style-name="T2"> the probability of </text:span><text:span text:style-name="T4">sampling</text:span><text:span text:style-name="T2"> a site is equal for all sites, irrespective of whether the site varies or is constant.</text:span></text:p>
      <text:p text:style-name="P9">Precisely one tree is output per bootstrap replicate. If more than one equally parsimonious tree is found for a replicate, one of the trees found is selected at random for output. This behaviour ensures equal representation of bootstrap replicates in any subsequent post-processing, for example generation of a consensus tree. It differs from the behaviour without bootstrapping, when all the most parsimonious trees found are output.</text:p>
      <text:p text:style-name="P9">The default is zero <text:span text:style-name="T55">(no bootstrapping)</text:span>.</text:p>
      <text:p text:style-name="P40"><text:span text:style-name="T28">Example</text:span>. Perform 100 bootstraps:</text:p>
      <text:h text:style-name="P62" text:outline-level="3">lvb -b 100</text:h>
      <text:h text:style-name="P59" text:outline-level="3">Cooling schedule (<text:span text:style-name="T48">-c</text:span>)</text:h>
      <text:p text:style-name="P3"><text:span text:style-name="T2">There are two types of cooling schedule. ‘Geometric’ </text:span><text:span text:style-name="T3">(</text:span><text:span text:style-name="T54">g</text:span><text:span text:style-name="T3">) </text:span><text:span text:style-name="T2">causes </text:span><text:span text:style-name="Strong_20_Emphasis"><text:span text:style-name="T2">lvb</text:span></text:span><text:span text:style-name="T2"> to run rapidly and usually gives results of good quality. (In the simulated annealing heuristic search, the relation between one level of the ‘temperature’ and the next is set to exponential decay.) This is the default. ‘Linear’ </text:span><text:span text:style-name="T3">(</text:span><text:span text:style-name="T54">l</text:span><text:span text:style-name="T3">) </text:span><text:span text:style-name="T2">causes </text:span><text:span text:style-name="Strong_20_Emphasis"><text:span text:style-name="T2">lvb</text:span></text:span><text:span text:style-name="T2"> to run </text:span><text:soft-page-break/><text:span text:style-name="T2">more slowly and may give results of even better quality. (The relation between one level of the ‘temperature’ and the next is set to linear decrease.)</text:span></text:p>
      <text:p text:style-name="P9"><text:span text:style-name="T29">Example</text:span><text:span text:style-name="T46">. The following sets the cooling schedule to linear:</text:span></text:p>
      <text:h text:style-name="P57" text:outline-level="3">lvb -c l</text:h>
      <text:h text:style-name="P51" text:outline-level="2"><text:span text:style-name="T44">Input file (</text:span><text:span text:style-name="T49">-i</text:span><text:span text:style-name="T44">)</text:span></text:h>
      <text:p text:style-name="P12">The default input file name <text:span text:style-name="T55">for the multiple alignment </text:span>is <text:span text:style-name="T48">infile</text:span>, <text:span text:style-name="T55">b</text:span>ut is possible to define <text:span text:style-name="T55">an</text:span>other name.</text:p>
      <text:p text:style-name="P13"><text:span text:style-name="T28">Example</text:span>. Use the file <text:span text:style-name="T48">alignment.phy</text:span> as input:</text:p>
      <text:p text:style-name="P27">lvb -i alignment.phy</text:p>
      <text:p text:style-name="P18"><text:span text:style-name="T47">See also ‘Data matrix format (</text:span><text:span text:style-name="T52">-</text:span><text:span text:style-name="T53">m</text:span><text:span text:style-name="T47">)’.</text:span></text:p>
      <text:h text:style-name="P63" text:outline-level="3">Data matrix format (<text:span text:style-name="T48">-m</text:span>)</text:h>
      <text:p text:style-name="P2"><text:span text:style-name="Strong_20_Emphasis"><text:span text:style-name="T10">lvb</text:span></text:span><text:span text:style-name="T10"> can read matrices in PHYLIP 3.6 </text:span><text:span text:style-name="Emphasis"><text:span text:style-name="T10">interleaved,</text:span></text:span><text:span text:style-name="T10"> PHYLIP 3.6 </text:span><text:span text:style-name="Emphasis"><text:span text:style-name="T10">sequential, FASTA, Nexus, MSF and Clustal </text:span></text:span><text:span text:style-name="T10">format. These are described in the section, below.</text:span></text:p>
      <text:p text:style-name="P14"><text:span text:style-name="T46">Use this option to</text:span> specify what format your data is [phylip|fasta|nexus|msf|clustal].</text:p>
      <text:p text:style-name="P14">The default is <text:span text:style-name="T46">PHYLIP.</text:span></text:p>
      <text:p text:style-name="P16"><text:span text:style-name="T28">Example</text:span>. The following specifies the input is in Fasta format:</text:p>
      <text:p text:style-name="P28">lvb -m fasta</text:p>
      <text:p text:style-name="P19">See also ‘Input file name (<text:span text:style-name="T58">-i</text:span>)’.</text:p>
      <text:p text:style-name="P41">Note on format</text:p>
      <text:p text:style-name="P9">The simplest type of data matrix in PHYLIP 3.6 format looks something like this:</text:p>
      <text:p text:style-name="P42"><text:span text:style-name="HTML_20_Code"><text:span text:style-name="T38"><text:s/></text:span></text:span><text:span text:style-name="HTML_20_Code"><text:span text:style-name="T36">6 13<text:line-break/>Archaeopt CGATGCTTAC CGC<text:line-break/>HesperorniCGTTACTCGT TGT<text:line-break/>BaluchitheTAATGTTAAT TGT<text:line-break/>B. virginiTAATGTTCGT TGT<text:line-break/>BrontosaurCAAAACCCAT CAT<text:line-break/>B.subtilisGGCAGCCAAT CAC</text:span></text:span></text:p>
      <text:p text:style-name="P9">The first line of the input file contains the number of sequences and the number of characters (sites). These are in free format, separated by blanks. The information for each sequence follows, starting with a ten-character sequence name (which can include blanks and a limited set of punctuation marks), and continuing with the characters for that sequence.</text:p>
      <text:p text:style-name="P9">The name should come right at the start of the line, without any preceding blanks or tabs. It should be ten characters in length, filled out to the full ten characters by trailing blanks if shorter. Any printable ASCII character is allowed in the name, <text:span text:style-name="T28">except</text:span> for parentheses ‘<text:span text:style-name="T31">(</text:span>’ and ‘<text:span text:style-name="T31">)</text:span>’, square brackets ‘<text:span text:style-name="T31">[</text:span>’ and ‘<text:span text:style-name="T31">]</text:span>’, colon ‘<text:span text:style-name="T31">:</text:span>’, <text:soft-page-break/>semicolon ‘<text:span text:style-name="T31">;</text:span>’ and comma ‘<text:span text:style-name="T31">,</text:span>’. If you forget to extend the names to ten characters in length by blanks, an error message will result.</text:p>
      <text:p text:style-name="P9">The biological characters (bases or gaps) are each a single ASCII character, sometimes separated by blanks.</text:p>
      <text:p text:style-name="P3"><text:span text:style-name="T2">The sequences can continue over multiple lines. When this is done the sequences must be either in </text:span><text:span text:style-name="Emphasis"><text:span text:style-name="T2">interleaved</text:span></text:span><text:span text:style-name="T2"> format or </text:span><text:span text:style-name="Emphasis"><text:span text:style-name="T2">sequential</text:span></text:span><text:span text:style-name="T2"> format. In sequential format all of one sequence is given, possibly on multiple lines, before the next starts. In interleaved format the first part of the file should contain the first part of each of the sequences, then possibly a line containing nothing but a carriage-return character, then the second part of each sequence, and so on. Only the first parts of the sequences should be preceded by names. The name must be on the same line as the first character of the data for that sequence. Here is a hypothetical example of interleaved format:</text:span></text:p>
      <text:p text:style-name="P42"><text:span text:style-name="HTML_20_Code"><text:span text:style-name="T38"><text:s/></text:span></text:span><text:span text:style-name="HTML_20_Code"><text:span text:style-name="T36">5 42<text:line-break/>Turkey <text:s text:c="3"/>AAGCTNGGGC ATTTCAGGGT<text:line-break/>Salmo gairAAGCCTTGGC AGTGCAGGGT<text:line-break/>H. SapiensACCGGTTGGC CGTTCAGGGT<text:line-break/>Chimp <text:s text:c="4"/>AAACCCTTGC CGTTACGCTT<text:line-break/>Gorilla <text:s text:c="2"/>AAACCCTTGC CGGTACGCTT<text:line-break/>GAGCCCGGGC AATACAGGGT AT<text:line-break/>GAGCCGTGGC CGGGCACGGT AT<text:line-break/>ACAGGTTGGC CGTTCAGGGT AA<text:line-break/>AAACCGAGGC CGGGACACTC AT<text:line-break/>AAACCATTGC CGGTACGCTT AA</text:span></text:span></text:p>
      <text:p text:style-name="P10">while in sequential format the same sequences would be:</text:p>
      <text:p text:style-name="P4"><text:span text:style-name="HTML_20_Code"><text:span text:style-name="T38"><text:s/></text:span></text:span><text:span text:style-name="HTML_20_Code"><text:span text:style-name="T36">5 42<text:line-break/>Turkey <text:s text:c="3"/>AAGCTNGGGC ATTTCAGGGT<text:line-break/>GAGCCCGGGC AATACAGGGT AT<text:line-break/>Salmo gairAAGCCTTGGC AGTGCAGGGT<text:line-break/>GAGCCGTGGC CGGGCACGGT AT<text:line-break/>H. SapiensACCGGTTGGC CGTTCAGGGT<text:line-break/>ACAGGTTGGC CGTTCAGGGT AA<text:line-break/>Chimp <text:s text:c="4"/>AAACCCTTGC CGTTACGCTT<text:line-break/>AAACCGAGGC CGGGACACTC AT<text:line-break/>Gorilla <text:s text:c="2"/>AAACCCTTGC CGGTACGCTT<text:line-break/>AAACCATTGC CGGTACGCTT AA</text:span></text:span></text:p>
      <text:p text:style-name="P3"><text:span text:style-name="T2">If each sequence only occupies one line in the matrix file, there is no difference between sequential and interleaved format and </text:span><text:span text:style-name="Strong_20_Emphasis"><text:span text:style-name="T2">lvb</text:span></text:span><text:span text:style-name="T2"> can read the file in either way. Other than this special case, it is important not to read an interleaved matrix as sequential or a sequential matrix as interleaved. A </text:span><text:span text:style-name="HTML_20_Code"><text:span text:style-name="T32">BAD BASE</text:span></text:span><text:span text:style-name="T2"> error message often indicates that the wrong format has been specified.</text:span></text:p>
      <text:p text:style-name="P9">Note that a portion of a sequence like this:</text:p>
      <text:p text:style-name="P36"><text:span text:style-name="HTML_20_Code"><text:span text:style-name="T36">300 AAGCGTGAAC GTTGTACTAA TRCAG</text:span></text:span></text:p>
      <text:p text:style-name="P9">is perfectly legal, assuming that the sequence name has gone before and is filled out to full length by blanks. The above digits and blanks will be ignored, the sequence being taken as starting at the first base symbol (in this case an <text:span text:style-name="T31">A</text:span>). This should enable you to use output from many multiple-sequence alignment programs with only minimal editing.</text:p>
      <text:p text:style-name="P3"><text:soft-page-break/><text:span text:style-name="T16">lvb</text:span><text:span text:style-name="T2"> may have difficulties with spaces at the end of lines. The symptoms of this problem are that </text:span><text:span text:style-name="T16">lvb</text:span><text:span text:style-name="T2"> complains about a </text:span><text:span text:style-name="HTML_20_Code"><text:span text:style-name="T32">BAD BASE</text:span></text:span><text:span text:style-name="T2">, and you can find no other cause for this complaint. The problem may be avoided by deleting any spaces at the end of lines.</text:span></text:p>
      <text:p text:style-name="P3"><text:span text:style-name="T2">In interleaved format the present version of </text:span><text:span text:style-name="Strong_20_Emphasis"><text:span text:style-name="T2">lvb</text:span></text:span><text:span text:style-name="T2"> may sometimes have difficulties with the blank lines between groups of lines, and if so you might want to retype those lines, making sure that they have only a carriage-return and no blank characters on them, or you may perhaps have to eliminate them. The symptoms of this problem are that </text:span><text:span text:style-name="Strong_20_Emphasis"><text:span text:style-name="T2">lvb</text:span></text:span><text:span text:style-name="T2"> complains that the sequences are not properly aligned, and you can find no other cause for this complaint.</text:span></text:p>
      <text:p text:style-name="P3"><text:span text:style-name="T17">Bases</text:span><text:span text:style-name="T13">. </text:span><text:span text:style-name="T2">The sequences may contain A’s, G’s, C’s and T’s (or U’s, which </text:span><text:span text:style-name="Strong_20_Emphasis"><text:span text:style-name="T2">lvb</text:span></text:span><text:span text:style-name="T2"> treats as equivalent to T’s). Each ASCII character in the sequence must be one of the letters </text:span><text:span text:style-name="HTML_20_Code"><text:span text:style-name="T32">A</text:span></text:span><text:span text:style-name="T2">, </text:span><text:span text:style-name="HTML_20_Code"><text:span text:style-name="T32">B</text:span></text:span><text:span text:style-name="T2">, </text:span><text:span text:style-name="HTML_20_Code"><text:span text:style-name="T32">C</text:span></text:span><text:span text:style-name="T2">, </text:span><text:span text:style-name="HTML_20_Code"><text:span text:style-name="T32">D</text:span></text:span><text:span text:style-name="T2">, </text:span><text:span text:style-name="HTML_20_Code"><text:span text:style-name="T32">G</text:span></text:span><text:span text:style-name="T2">, </text:span><text:span text:style-name="HTML_20_Code"><text:span text:style-name="T32">H</text:span></text:span><text:span text:style-name="T2">, </text:span><text:span text:style-name="HTML_20_Code"><text:span text:style-name="T32">K</text:span></text:span><text:span text:style-name="T10">, </text:span><text:span text:style-name="HTML_20_Code"><text:span text:style-name="T39">M</text:span></text:span><text:span text:style-name="T10">, </text:span><text:span text:style-name="HTML_20_Code"><text:span text:style-name="T39">N</text:span></text:span><text:span text:style-name="T10">, </text:span><text:span text:style-name="HTML_20_Code"><text:span text:style-name="T39">R</text:span></text:span><text:span text:style-name="T10">, </text:span><text:span text:style-name="HTML_20_Code"><text:span text:style-name="T39">S</text:span></text:span><text:span text:style-name="T2">, </text:span><text:span text:style-name="HTML_20_Code"><text:span text:style-name="T32">T</text:span></text:span><text:span text:style-name="T2">, </text:span><text:span text:style-name="HTML_20_Code"><text:span text:style-name="T32">U</text:span></text:span><text:span text:style-name="T2">, </text:span><text:span text:style-name="HTML_20_Code"><text:span text:style-name="T32">V</text:span></text:span><text:span text:style-name="T2">, </text:span><text:span text:style-name="HTML_20_Code"><text:span text:style-name="T32">W</text:span></text:span><text:span text:style-name="T2">, </text:span><text:span text:style-name="HTML_20_Code"><text:span text:style-name="T32">X</text:span></text:span><text:span text:style-name="T2">, </text:span><text:span text:style-name="HTML_20_Code"><text:span text:style-name="T32">Y</text:span></text:span><text:span text:style-name="T2">, </text:span><text:span text:style-name="HTML_20_Code"><text:span text:style-name="T32">?</text:span></text:span><text:span text:style-name="T2">, or </text:span><text:span text:style-name="HTML_20_Code"><text:span text:style-name="T32">-</text:span></text:span><text:span text:style-name="T2"> (a period is not allowed, because it is used in different senses in different programs). Blanks will be ignored, and so will numerical digits.</text:span></text:p>
      <text:p text:style-name="P9">These characters can be either upper or lower case, because the algorithms convert all input characters to upper case (which is how they are treated). The characters constitute the IUPAC (IUB) nucleic acid code plus some slight extensions. They enable input of nucleic acid sequences taking full account of any ambiguities in the sequence.</text:p>
      <text:p text:style-name="P42"><text:span text:style-name="HTML_20_Code"><text:span text:style-name="T18">Symbol:<text:tab/>Meaning: <text:s text:c="30"/></text:span></text:span><text:span text:style-name="HTML_20_Code"><text:span text:style-name="T36"><text:line-break/>A<text:tab/></text:span></text:span><text:span text:style-name="HTML_20_Code"><text:span text:style-name="T2">Adenine</text:span></text:span><text:span text:style-name="HTML_20_Code"><text:span text:style-name="T36"><text:line-break/>G<text:tab/></text:span></text:span><text:span text:style-name="HTML_20_Code"><text:span text:style-name="T2">Guanine</text:span></text:span><text:span text:style-name="HTML_20_Code"><text:span text:style-name="T36"><text:line-break/>C<text:tab/></text:span></text:span><text:span text:style-name="HTML_20_Code"><text:span text:style-name="T2">Cytosine</text:span></text:span><text:span text:style-name="HTML_20_Code"><text:span text:style-name="T36"><text:line-break/>T<text:tab/></text:span></text:span><text:span text:style-name="HTML_20_Code"><text:span text:style-name="T2">Thymine</text:span></text:span><text:span text:style-name="HTML_20_Code"><text:span text:style-name="T36"><text:line-break/>U<text:tab/></text:span></text:span><text:span text:style-name="HTML_20_Code"><text:span text:style-name="T2">Uracil (treated as T by lvb)</text:span></text:span><text:span text:style-name="HTML_20_Code"><text:span text:style-name="T36"><text:line-break/>Y<text:tab/></text:span></text:span><text:span text:style-name="HTML_20_Code"><text:span text:style-name="T2">pYrimidine (C or T)</text:span></text:span><text:span text:style-name="HTML_20_Code"><text:span text:style-name="T36"><text:line-break/>R<text:tab/></text:span></text:span><text:span text:style-name="HTML_20_Code"><text:span text:style-name="T2">puRine (A or G)</text:span></text:span><text:span text:style-name="HTML_20_Code"><text:span text:style-name="T36"><text:line-break/>W<text:tab/></text:span></text:span><text:span text:style-name="HTML_20_Code"><text:span text:style-name="T2">‘Weak’ (A or T)</text:span></text:span><text:span text:style-name="HTML_20_Code"><text:span text:style-name="T36"><text:line-break/>S<text:tab/></text:span></text:span><text:span text:style-name="HTML_20_Code"><text:span text:style-name="T2">‘Strong’ (C or G)</text:span></text:span><text:span text:style-name="HTML_20_Code"><text:span text:style-name="T36"><text:line-break/>K<text:tab/></text:span></text:span><text:span text:style-name="HTML_20_Code"><text:span text:style-name="T2">‘Keto’ (T or G)</text:span></text:span><text:span text:style-name="HTML_20_Code"><text:span text:style-name="T36"><text:line-break/>M<text:tab/></text:span></text:span><text:span text:style-name="HTML_20_Code"><text:span text:style-name="T2">‘aMino’ (C or A)</text:span></text:span><text:span text:style-name="HTML_20_Code"><text:span text:style-name="T36"><text:line-break/>B<text:tab/></text:span></text:span><text:span text:style-name="HTML_20_Code"><text:span text:style-name="T2">not A (C or G or T)</text:span></text:span><text:span text:style-name="HTML_20_Code"><text:span text:style-name="T36"><text:line-break/>D<text:tab/></text:span></text:span><text:span text:style-name="HTML_20_Code"><text:span text:style-name="T2">not C (A or G or T)</text:span></text:span><text:span text:style-name="HTML_20_Code"><text:span text:style-name="T36"><text:line-break/>H<text:tab/></text:span></text:span><text:span text:style-name="HTML_20_Code"><text:span text:style-name="T2">not G (A or C or T)</text:span></text:span><text:span text:style-name="HTML_20_Code"><text:span text:style-name="T36"><text:line-break/>V<text:tab/></text:span></text:span><text:span text:style-name="HTML_20_Code"><text:span text:style-name="T2">not T (A or C or G)</text:span></text:span><text:span text:style-name="HTML_20_Code"><text:span text:style-name="T36"><text:line-break/>N<text:tab/></text:span></text:span><text:span text:style-name="HTML_20_Code"><text:span text:style-name="T2">aNy base (A or C or G or T)</text:span></text:span><text:span text:style-name="HTML_20_Code"><text:span text:style-name="T36"><text:line-break/>X<text:tab/></text:span></text:span><text:span text:style-name="HTML_20_Code"><text:span text:style-name="T2">any base (A or C or G or T)</text:span></text:span><text:span text:style-name="HTML_20_Code"><text:span text:style-name="T36"><text:line-break/>?<text:tab/></text:span></text:span><text:span text:style-name="HTML_20_Code"><text:span text:style-name="T10">unknown (A or C or G or T)</text:span></text:span><text:span text:style-name="HTML_20_Code"><text:span text:style-name="T41"><text:line-break/></text:span></text:span><text:span text:style-name="HTML_20_Code"><text:span text:style-name="T42">-<text:tab/></text:span></text:span><text:span text:style-name="HTML_20_Code"><text:span text:style-name="T19">unknown (A or C or G or T) </text:span></text:span></text:p>
      <text:h text:style-name="P54" text:outline-level="2">Outtree (<text:span text:style-name="T48">-o</text:span>)</text:h>
      <text:p text:style-name="P15">Without bootstrapping, the output file contains the most parsimonious tree or trees found. With bootstrapping, the ouput file contains one most parsimonious tree found for each replicate.</text:p>
      <text:p text:style-name="P10">Trees use a subset of the ‘Newick standard’ tree format. This is accepted by many other programs.</text:p>
      <text:p text:style-name="P4"><text:span text:style-name="T2">Trees may be converted to graphics files using the </text:span><text:span text:style-name="HTML_20_Code"><text:span text:style-name="T8">drawtree</text:span></text:span><text:span text:style-name="T2"> program of the PHYLIP package. They may also be viewed and printed using the separate program, Mesquite.</text:span></text:p>
      <text:p text:style-name="P4"><text:soft-page-break/><text:span text:style-name="T2">Without bootstrapping, if more than one equally parsimonious tree is found, these may be combined in various ways using </text:span><text:span text:style-name="HTML_20_Code"><text:span text:style-name="T32">consense</text:span></text:span><text:span text:style-name="T2"> in the PHYLIP package. With bootstrapping, </text:span><text:span text:style-name="HTML_20_Code"><text:span text:style-name="T32">consense</text:span></text:span><text:span text:style-name="T2"> is useful to generate the majority rule consensus tree.</text:span></text:p>
      <text:p text:style-name="P10">Output trees are unrooted and branch lengths are not given. Some software (e.g. Mesquite) will display these trees as if they are rooted, but <text:span text:style-name="T28">the </text:span><text:span text:style-name="T30">default </text:span><text:span text:style-name="T28">root </text:span><text:span text:style-name="T30">position </text:span><text:span text:style-name="T28">is entirely arbitrary</text:span><text:span text:style-name="T30">. It</text:span><text:span text:style-name="T28"> must not be regarded as biologically meaningful</text:span>.</text:p>
      <text:p text:style-name="P4"><text:span text:style-name="T2">Trees may be rooted with the </text:span><text:span text:style-name="HTML_20_Code"><text:span text:style-name="T32">retree</text:span></text:span><text:span text:style-name="T2"> program of the PHYLIP package. Trees may also be rooted and branch lengths (under various models of character state change) may be obtained by importing the data matrix and tree into Mesquite.</text:span></text:p>
      <text:p text:style-name="P46"><text:span text:style-name="T10">The default file name is </text:span><text:span text:style-name="HTML_20_Code"><text:span text:style-name="T39">outtree</text:span></text:span><text:span text:style-name="HTML_20_Code"><text:span text:style-name="T11">.</text:span></text:span></text:p>
      <text:p text:style-name="P4"><text:span text:style-name="HTML_20_Code"><text:span text:style-name="T12">Example. Output to a file named </text:span></text:span><text:span text:style-name="HTML_20_Code"><text:span text:style-name="T40">trees.phy</text:span></text:span><text:span text:style-name="HTML_20_Code"><text:span text:style-name="T12">:</text:span></text:span></text:p>
      <text:p text:style-name="P4"><text:span text:style-name="HTML_20_Code"><text:span text:style-name="T40">lvb -o trees.phy</text:span></text:span></text:p>
      <text:h text:style-name="P64" text:outline-level="3"><text:span text:style-name="T59">Threading (</text:span><text:span text:style-name="T51">-p</text:span><text:span text:style-name="T59">)</text:span></text:h>
      <text:p text:style-name="P6"><text:span text:style-name="Strong_20_Emphasis"><text:span text:style-name="T60">lvb</text:span></text:span><text:span text:style-name="T60"> allows </text:span><text:span text:style-name="T61">the use of multiple threads, which can make it run faster on a multi-core computer.</text:span><text:span text:style-name="T60"> </text:span><text:span text:style-name="T61">T</text:span><text:span text:style-name="T60">he number of threads </text:span><text:span text:style-name="T61">is</text:span><text:span text:style-name="T60"> adjusted internally to </text:span><text:span text:style-name="T61">suit </text:span><text:span text:style-name="T60">your data, </text:span><text:span text:style-name="T61">and may be fewer than requested</text:span><text:span text:style-name="T60">. </text:span><text:span text:style-name="T61">The default is to use one thread.</text:span></text:p>
      <text:p text:style-name="P17"><text:span text:style-name="T28">Example</text:span>. Run <text:span text:style-name="T56">lvb</text:span> using two threads:</text:p>
      <text:h text:style-name="P56" text:outline-level="3"><text:bookmark text:name="random_number_seed"/>lvb -p 2</text:h>
      <text:h text:style-name="P60" text:outline-level="3"><text:span text:style-name="T44">Random number seed (</text:span><text:span text:style-name="T49">-s</text:span><text:span text:style-name="T44">)</text:span></text:h>
      <text:p text:style-name="P31"><text:span text:style-name="T1">Is it possible to pass the seed number, but by default value is taken from the system clock and hence will vary from one analysis to the next, changing every second. The default is usually appropriate. </text:span><text:span text:style-name="T24">However, if several instances of </text:span><text:span text:style-name="T23">lvb</text:span><text:span text:style-name="T24"> are being launched simultaneously, for example on a computer cluster, specifying a unique seed for each instance is </text:span><text:span text:style-name="T25">preferable</text:span><text:span text:style-name="T24">. </text:span><text:span text:style-name="T25">The seed must be an integer in the range 0 to 900000000, inclusive.</text:span></text:p>
      <text:p text:style-name="P32"><text:span text:style-name="T21">Example</text:span><text:span text:style-name="T1">. The following sets the random number seed to 1039960:</text:span></text:p>
      <text:p text:style-name="P29">lvb -s 1039960</text:p>
      <text:h text:style-name="P61" text:outline-level="3"><text:span text:style-name="T45">Verbose</text:span><text:span text:style-name="T44"> (</text:span><text:span text:style-name="T49">-</text:span><text:span text:style-name="T50">v</text:span><text:span text:style-name="T44">)</text:span></text:h>
      <text:p text:style-name="P48">Run LVB verbosely. <text:span text:style-name="T64">For</text:span> most users, this will not be helpful.</text:p>
      <text:p text:style-name="P47"/>
      <text:p text:style-name="P22"><text:bookmark text:name="output"/><text:span text:style-name="T62">SCREEN </text:span>OUTPUT</text:p>
      <text:p text:style-name="P2"><text:span text:style-name="Strong_20_Emphasis"><text:span text:style-name="T2">lvb</text:span></text:span><text:span text:style-name="T2"> logs its version, details of the analysis, indication of progress and any errors encountered to the standard output, which is usually the screen.</text:span></text:p>
      <text:p text:style-name="P7"><text:soft-page-break/>Without bootstrapping, the ‘temperature’, rearrangement number (iteration) of the search and current tree length are logged periodically. During simulated annealing, the tree length can go up as well as down. <text:span text:style-name="T57">lvb</text:span> keeps and outputs the shortest trees encountered during its search. The length of this tree or trees is logged to the screen near end of the analysis.</text:p>
      <text:p text:style-name="P7">With bootstrapping, the replicate number is logged, along with the number of rearrangements tries, the number of trees output (currently always 1) and length of tree found for that replicate.</text:p>
      <text:h text:style-name="P52" text:outline-level="2"/>
      <text:p text:style-name="P22"><text:bookmark text:name="compiling_lvb"/>COMPILING LVB</text:p>
      <text:p text:style-name="P2"><text:span text:style-name="Strong_20_Emphasis"><text:span text:style-name="T2">lvb</text:span></text:span><text:span text:style-name="T2"> is available at the LVB Web page as ready-to-run software for Apple OS X and for Raspbian Linux on the Raspberry Pi.</text:span></text:p>
      <text:p text:style-name="P2"><text:span text:style-name="T2">For other platforms, or if you wish to modify the source code, you will have to compile </text:span><text:span text:style-name="Strong_20_Emphasis"><text:span text:style-name="T2">lvb</text:span></text:span><text:span text:style-name="T2">. It is written in ANSI C and is expected to compile and run on a variety of operating systems.</text:span></text:p>
      <text:p text:style-name="P2"><text:span text:style-name="T2">Assuming your system is UNIX-like, uses GNU </text:span><text:span text:style-name="HTML_20_Code"><text:span text:style-name="T32">make</text:span></text:span><text:span text:style-name="T2"> and has Perl and LibreOffice installed, follow the instructions below. If using non-UNIX-like system such as Windows, the instructions below will require adjustment.</text:span></text:p>
      <text:h text:style-name="P50" text:outline-level="2"><text:bookmark text:name="unpacking_the_source_code"/>Unpacking the source code</text:h>
      <text:p text:style-name="P2"><text:span text:style-name="T2">Assuming </text:span><text:span text:style-name="HTML_20_Code"><text:span text:style-name="T32">lvb_</text:span></text:span><text:span text:style-name="HTML_20_Code"><text:span text:style-name="T35">3</text:span></text:span><text:span text:style-name="HTML_20_Code"><text:span text:style-name="T34">.</text:span></text:span><text:span text:style-name="HTML_20_Code"><text:span text:style-name="T35">2</text:span></text:span><text:span text:style-name="HTML_20_Code"><text:span text:style-name="T32">_source.tar.gz</text:span></text:span><text:span text:style-name="T2"> is in the current directory, enter the following commands:</text:span></text:p>
      <text:p text:style-name="P37"><text:span text:style-name="HTML_20_Code"><text:span text:style-name="T20"><text:s/></text:span></text:span><text:span text:style-name="HTML_20_Code"><text:span text:style-name="T36">tar xzvf lvb_</text:span></text:span><text:span text:style-name="HTML_20_Code"><text:span text:style-name="T35">3</text:span></text:span><text:span text:style-name="HTML_20_Code"><text:span text:style-name="T34">.</text:span></text:span><text:span text:style-name="HTML_20_Code"><text:span text:style-name="T35">2_</text:span></text:span><text:span text:style-name="HTML_20_Code"><text:span text:style-name="T36">source.tar.gz</text:span></text:span></text:p>
      <text:p text:style-name="P5"><text:span text:style-name="T2">This gives you a main directory </text:span><text:span text:style-name="HTML_20_Code"><text:span text:style-name="T32">lvb_</text:span></text:span><text:span text:style-name="HTML_20_Code"><text:span text:style-name="T35">3</text:span></text:span><text:span text:style-name="HTML_20_Code"><text:span text:style-name="T34">.</text:span></text:span><text:span text:style-name="HTML_20_Code"><text:span text:style-name="T35">2_source</text:span></text:span><text:span text:style-name="T2"> with </text:span><text:span text:style-name="T6">a single subdirectory, </text:span><text:span text:style-name="T37">lvb</text:span><text:span text:style-name="T6">.</text:span></text:p>
      <text:h text:style-name="P50" text:outline-level="2"><text:bookmark text:name="compiler_flags"/>Compiler options</text:h>
      <text:p text:style-name="P5"><text:span text:style-name="T2">By default, LVB is built using compiler options which make sense for GNU C (gcc). </text:span><text:span text:style-name="T6">This will usually work fine on </text:span><text:span text:style-name="T7">64-bit </text:span><text:span text:style-name="T6">Linux systems. </text:span><text:span text:style-name="T2">To use other compiler options, edit the file </text:span><text:span text:style-name="HTML_20_Code"><text:span text:style-name="T35">lvb/</text:span></text:span><text:span text:style-name="HTML_20_Code"><text:span text:style-name="T32">Makefile</text:span></text:span><text:span text:style-name="T2"> before compiling. </text:span><text:span text:style-name="T7">A comment explains how to compile for 32-bit Linux.</text:span></text:p>
      <text:p text:style-name="P5"><text:span text:style-name="T6">When compiling for OS X, the Intel C++ compiler is required, and </text:span><text:span text:style-name="T37">Makefile</text:span><text:span text:style-name="T6"> must be edited as described in the comment at the start of the file.</text:span></text:p>
      <text:h text:style-name="P53" text:outline-level="2"><text:bookmark text:name="compilation"/>Compilation</text:h>
      <text:p text:style-name="P2"><text:span text:style-name="T2">Now, assuming you begin in the </text:span><text:span text:style-name="HTML_20_Code"><text:span text:style-name="T32">lvb_</text:span></text:span><text:span text:style-name="HTML_20_Code"><text:span text:style-name="T35">3</text:span></text:span><text:span text:style-name="HTML_20_Code"><text:span text:style-name="T34">.</text:span></text:span><text:span text:style-name="HTML_20_Code"><text:span text:style-name="T35">2_source</text:span></text:span><text:span text:style-name="T2"> directory, the following sequence of commands will build </text:span><text:span text:style-name="Strong_20_Emphasis"><text:span text:style-name="T2">lvb</text:span></text:span><text:span text:style-name="T2"> and test it:</text:span></text:p>
      <text:p text:style-name="P34"><text:span text:style-name="HTML_20_Code"><text:span text:style-name="T36">cd </text:span></text:span><text:span text:style-name="HTML_20_Code"><text:span text:style-name="T37">lvb</text:span></text:span><text:span text:style-name="HTML_20_Code"><text:span text:style-name="T36"><text:line-break/>make<text:line-break/>make test</text:span></text:span></text:p>
      <text:p text:style-name="P7">Results of the above commands are:</text:p>
      <text:list xml:id="list6644593094481088090" text:style-name="WW8Num4">
        <text:list-item>
          <text:p text:style-name="P49"><text:span text:style-name="T9">A report on the tests, which is sent to the screen. All tests should pass. Any failure may indicate that </text:span><text:span text:style-name="Strong_20_Emphasis"><text:span text:style-name="T9">lvb</text:span></text:span><text:span text:style-name="T2"> </text:span><text:span text:style-name="T9">won’t work properly on your system.</text:span></text:p>
        </text:list-item>
        <text:list-item>
          <text:p text:style-name="P49"><text:soft-page-break/><text:span text:style-name="T9">A stand-alone executable file, </text:span><text:span text:style-name="HTML_20_Code"><text:span text:style-name="T32">lvb</text:span></text:span><text:span text:style-name="T9">. This is all that is required to run the program. </text:span></text:p>
        </text:list-item>
        <text:list-item>
          <text:p text:style-name="P49"><text:span text:style-name="T9">Internal documention of the LVB program, consisting of HTML files in the </text:span><text:span text:style-name="HTML_20_Code"><text:span text:style-name="T32">docs_programmer</text:span></text:span><text:span text:style-name="T2"> </text:span><text:span text:style-name="T9">directory (see below).</text:span></text:p>
        </text:list-item>
      </text:list>
      <text:p text:style-name="P2"><text:span text:style-name="T2">After changing the source code or </text:span><text:span text:style-name="HTML_20_Code"><text:span text:style-name="T32">Makefile</text:span></text:span><text:span text:style-name="T2">, it is safer to always make again from scratch.</text:span></text:p>
      <text:h text:style-name="P53" text:outline-level="2"><text:bookmark text:name="documentation"/>Documentation</text:h>
      <text:p text:style-name="P2"><text:span text:style-name="T2">The source for the main documentation (i.e. this file) is </text:span><text:span text:style-name="HTML_20_Code"><text:span text:style-name="T32">lvb_manual.odt</text:span></text:span><text:span text:style-name="T2"> in the </text:span><text:span text:style-name="HTML_20_Code"><text:span text:style-name="T32">LVB_MAIN</text:span></text:span><text:span text:style-name="T2"> directory. </text:span><text:span text:style-name="T36">make</text:span><text:span text:style-name="T2"> invokes LibreOffice to convert this to PDF format, </text:span><text:span text:style-name="T36">lvb_manual.pdf</text:span><text:span text:style-name="T2">. For this to work, the LibreOffice program </text:span><text:span text:style-name="T36">soffice</text:span><text:span text:style-name="T2"> must be on your </text:span><text:span text:style-name="T36">PATH</text:span><text:span text:style-name="T2">; and you must not be running LibreOffice when you </text:span><text:span text:style-name="T36">make</text:span><text:span text:style-name="T2">.</text:span></text:p>
      <text:p text:style-name="P2"><text:span text:style-name="T2">Internal documentation </text:span><text:span text:style-name="T5">might</text:span><text:span text:style-name="T2"> be of interest to people who wish to modify or re-use the source code of LVB. During a successful build, documentation in </text:span><text:span text:style-name="HTML_20_Code"><text:span text:style-name="T32">docs_programmer/</text:span></text:span><text:span text:style-name="T2"> is automatically extracted from POD-format comments within the LVB source code. The internal documentation is incomplete and out of date.</text:span></text:p>
      <text:p text:style-name="P26"/>
      <text:p text:style-name="P22"><text:bookmark text:name="support"/>SUPPORT AND REGISTRATION</text:p>
      <text:p text:style-name="P2"><text:span text:style-name="T2">Please send questions and bug reports to: Daniel Barker, email </text:span><text:a xlink:type="simple" xlink:href="mailto:db60@st-andrews.ac.uk" text:style-name="Internet_20_link" text:visited-style-name="Visited_20_Internet_20_Link"><text:span text:style-name="T2">db60@st-andrews.ac.uk</text:span></text:a></text:p>
      <text:p text:style-name="P2"><text:span text:style-name="T2">To be placed on an email list to receive information on new versions, please <text:s/>email<text:line-break/></text:span><text:a xlink:type="simple" xlink:href="mailto:db60@st-andrews.ac.uk" text:style-name="Internet_20_link" text:visited-style-name="Visited_20_Internet_20_Link"><text:span text:style-name="T2">db60@st-andrews.ac.uk</text:span></text:a><text:span text:style-name="T2"> with subject ‘Register as LVB user’.</text:span></text:p>
      <text:p text:style-name="P26"/>
      <text:p text:style-name="P22"><text:bookmark text:name="acknowledgements"/>ACKNOWLEDGEMENTS</text:p>
      <text:p text:style-name="P30"><text:span text:style-name="T1">Most of the above documentation for </text:span><text:span text:style-name="T31">infile</text:span><text:span text:style-name="T1"> is taken from the PHYLIP manual. We wish to thank Joe Felsenstein for making PHYLIP freely available.</text:span></text:p>
      <text:p text:style-name="P26"/>
      <text:p text:style-name="P22"><text:bookmark text:name="see_also"/>SEE ALSO</text:p>
      <text:p text:style-name="P2"><text:bookmark text:name="item_LVB_Web_page"/><text:span text:style-name="Strong_20_Emphasis"><text:span text:style-name="T9">LVB Web site</text:span></text:span><text:span text:style-name="Strong_20_Emphasis"><text:span text:style-name="T14">: </text:span></text:span><text:a xlink:type="simple" xlink:href="http://eggg.st-andrews.ac.uk/lvb" text:style-name="Internet_20_link" text:visited-style-name="Visited_20_Internet_20_Link"><text:span text:style-name="Internet_20_link"><text:span text:style-name="T14">http://eggg.st-andrews.ac.uk/lvb</text:span></text:span></text:a></text:p>
      <text:p text:style-name="P2"><text:bookmark text:name="item_PHYLIP"/><text:span text:style-name="Strong_20_Emphasis"><text:span text:style-name="T9">PHYLIP: </text:span></text:span><text:a xlink:type="simple" xlink:href="http://evolution.genetics.washington.edu/phylip.html" text:style-name="Internet_20_link" text:visited-style-name="Visited_20_Internet_20_Link"><text:span text:style-name="Internet_20_link"><text:span text:style-name="T9">http://evolution.genetics.washington.edu/phylip.html</text:span></text:span></text:a></text:p>
      <text:p text:style-name="P4"><text:bookmark text:name="item_Mesquite"/><text:span text:style-name="Strong_20_Emphasis"><text:span text:style-name="T9">Mesquite:</text:span></text:span><text:span text:style-name="Strong_20_Emphasis"><text:span text:style-name="T14"> </text:span></text:span><text:a xlink:type="simple" xlink:href="http://mesquiteproject.wikispaces.com/" text:style-name="Internet_20_link" text:visited-style-name="Visited_20_Internet_20_Link"><text:span text:style-name="Strong_20_Emphasis"><text:span text:style-name="T15">http://mesquiteproject.wikispaces.com</text:span></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ymbol" svg:font-family="Symbol" style:font-pitch="variable" style:font-charset="x-symbol"/>
    <style:font-face style:name="Wingdings" svg:font-family="Wingdings" style:font-pitch="variable" style:font-charset="x-symbol"/>
    <style:font-face style:name="ＭＳ 明朝" svg:font-family="'ＭＳ 明朝'" style:font-family-generic="roman"/>
    <style:font-face style:name="Lucida Sans1" svg:font-family="'Lucida Sans'" style:font-family-generic="swiss"/>
    <style:font-face style:name="Courier New1" svg:font-family="'Courier New'" style:font-family-generic="modern" style:font-pitch="fixed"/>
    <style:font-face style:name="Liberation Mono" svg:font-family="'Liberation Mono'" style:font-family-generic="modern" style:font-pitch="fixed"/>
    <style:font-face style:name="Courier" svg:font-family="Courier" style:font-pitch="variable"/>
    <style:font-face style:name="Courier New" svg:font-family="'Courier New'" style:font-pitch="variable"/>
    <style:font-face style:name="Verdana" svg:font-family="Verdana" style:font-pitch="variable"/>
    <style:font-face style:name="Courier New2" svg:font-family="'Courier New'" style:font-family-generic="modern" style:font-pitch="variable"/>
    <style:font-face style:name="Liberation Mono1" svg:font-family="'Liberation Mono'" style:font-family-generic="moder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1" svg:font-family="'Liberation Sans'" style:font-family-generic="swiss" style:font-pitch="variable"/>
    <style:font-face style:name="Liberation Sans" svg:font-family="'Liberation Sans'" style:font-adornments="Bold"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Text_20_body" style:default-outline-level="1" style:class="text">
      <style:paragraph-properties fo:margin-top="0.494cm" fo:margin-bottom="0.494cm" loext:contextual-spacing="false"/>
      <style:text-properties fo:font-size="24pt" fo:font-weight="bold" style:letter-kerning="true" style:font-size-asian="24pt" style:font-weight-asian="bold" style:font-size-complex="24pt" style:font-weight-complex="bold"/>
    </style:style>
    <style:style style:name="Heading_20_2" style:display-name="Heading 2" style:family="paragraph" style:parent-style-name="Standard" style:next-style-name="Text_20_body" style:default-outline-level="2" style:class="text">
      <style:paragraph-properties fo:margin-top="0.494cm" fo:margin-bottom="0.494cm" loext:contextual-spacing="false"/>
      <style:text-properties fo:font-size="18pt" fo:font-weight="bold" style:font-size-asian="18pt" style:font-weight-asian="bold" style:font-size-complex="18pt" style:font-weight-complex="bold"/>
    </style:style>
    <style:style style:name="HTML_20_Preformatted" style:display-name="HTML Preformatted" style:family="paragraph" style:parent-style-name="Standard">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fo:font-family="Courier" style:font-pitch="variable" style:font-name-complex="Courier" style:font-family-complex="Courier" style:font-pitch-complex="variable"/>
    </style:style>
    <style:style style:name="Heading_20_3" style:display-name="Heading 3" style:family="paragraph" style:parent-style-name="Standard" style:next-style-name="Text_20_body" style:default-outline-level="3" style:class="text">
      <style:paragraph-properties fo:margin-top="0.494cm" fo:margin-bottom="0.494cm" loext:contextual-spacing="false"/>
      <style:text-properties fo:font-size="13.5pt" fo:font-weight="bold" style:font-size-asian="13.5pt" style:font-weight-asian="bold" style:font-size-complex="13.5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339933" style:text-underline-style="solid" style:text-underline-width="auto" style:text-underline-color="font-color"/>
    </style:style>
    <style:style style:name="WW8Num2z0" style:family="text">
      <style:text-properties style:font-name="Symbol" fo:font-family="Symbol" style:font-pitch="variable" style:font-charset="x-symbol" fo:font-size="10pt" style:font-size-asian="10pt" style:font-name-complex="Symbol" style:font-family-complex="Symbol" style:font-pitch-complex="variable" style:font-charset-complex="x-symbol"/>
    </style:style>
    <style:style style:name="WW8Num2z1" style:family="text">
      <style:text-properties style:font-name="Courier New" fo:font-family="'Courier New'" style:font-pitch="variable" fo:font-size="10pt" style:font-size-asian="10pt" style:font-name-complex="Courier New" style:font-family-complex="'Courier New'" style:font-pitch-complex="variable"/>
    </style:style>
    <style:style style:name="WW8Num2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z0" style:family="text">
      <style:text-properties style:font-name="Symbol" fo:font-family="Symbol" style:font-pitch="variable" style:font-charset="x-symbol" fo:font-size="10pt" style:font-size-asian="10pt" style:font-name-complex="Symbol" style:font-family-complex="Symbol" style:font-pitch-complex="variable" style:font-charset-complex="x-symbol"/>
    </style:style>
    <style:style style:name="WW8Num1z1" style:family="text">
      <style:text-properties style:font-name="Courier New" fo:font-family="'Courier New'" style:font-pitch="variable" fo:font-size="10pt" style:font-size-asian="10pt" style:font-name-complex="Courier New" style:font-family-complex="'Courier New'" style:font-pitch-complex="variable"/>
    </style:style>
    <style:style style:name="WW8Num1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z0" style:family="text">
      <style:text-properties style:font-name="Symbol" fo:font-family="Symbol" style:font-pitch="variable" style:font-charset="x-symbol" fo:font-size="10pt" style:font-size-asian="10pt" style:font-name-complex="Symbol" style:font-family-complex="Symbol" style:font-pitch-complex="variable" style:font-charset-complex="x-symbol"/>
    </style:style>
    <style:style style:name="WW8Num3z1" style:family="text">
      <style:text-properties style:font-name="Courier New" fo:font-family="'Courier New'" style:font-pitch="variable" fo:font-size="10pt" style:font-size-asian="10pt" style:font-name-complex="Courier New" style:font-family-complex="'Courier New'" style:font-pitch-complex="variable"/>
    </style:style>
    <style:style style:name="WW8Num3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Strong_20_Emphasis" style:display-name="Strong Emphasis" style:family="text">
      <style:text-properties fo:font-weight="bold" style:font-weight-asian="bold" style:font-weight-complex="bold"/>
    </style:style>
    <style:style style:name="HTML_20_Code" style:display-name="HTML Code" style:family="text">
      <style:text-properties style:font-name="Courier" fo:font-family="Courier" style:font-pitch="variable" fo:font-size="10pt" style:font-name-asian="ＭＳ 明朝" style:font-family-asian="'ＭＳ 明朝'" style:font-family-generic-asian="roman" style:font-size-asian="10pt" style:font-name-complex="Courier" style:font-family-complex="Courier" style:font-pitch-complex="variable" style:font-size-complex="10pt"/>
    </style:style>
    <style:style style:name="Emphasis" style:family="text">
      <style:text-properties fo:font-style="italic" style:font-style-asian="italic" style:font-style-complex="italic"/>
    </style:style>
    <style:style style:name="WW8Num4z0" style:family="text">
      <style:text-properties style:font-name="Symbol" fo:font-family="Symbol" style:font-pitch="variable" style:font-charset="x-symbol" fo:font-size="10pt" style:font-size-asian="10pt" style:font-name-complex="Symbol" style:font-family-complex="Symbol" style:font-pitch-complex="variable" style:font-charset-complex="x-symbol"/>
    </style:style>
    <style:style style:name="WW8Num4z1" style:family="text">
      <style:text-properties style:font-name="Courier New" fo:font-family="'Courier New'" style:font-pitch="variable" fo:font-size="10pt" style:font-size-asian="10pt" style:font-name-complex="Courier New" style:font-family-complex="'Courier New'" style:font-pitch-complex="variable"/>
    </style:style>
    <style:style style:name="WW8Num4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2">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list-level-style-bullet text:level="1" text:style-name="WW8Num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style:font-name="Liberation Serif" fo:font-size="11pt" style:font-size-asian="11pt" style:font-size-complex="11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tab/><text:tab/><text:span text:style-name="MT1">p. </text:span><text:span text:style-name="MT1"><text:page-number text:select-page="current">9</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20T10:17:26.833863000</meta:creation-date>
    <dc:date>2015-04-28T20:50:33.494118000</dc:date>
    <meta:editing-duration>PT2H59M53S</meta:editing-duration>
    <meta:editing-cycles>43</meta:editing-cycles>
    <meta:generator>LibreOffice/4.3.6.2$MacOSX_x86 LibreOffice_project/d50a87b2e514536ed401c18000dad4660b6a169e</meta:generator>
    <meta:document-statistic meta:table-count="0" meta:image-count="0" meta:object-count="0" meta:page-count="9" meta:paragraph-count="138" meta:word-count="2950" meta:character-count="18089" meta:non-whitespace-character-count="15218"/>
  </office:meta>
</office:document-meta>
</file>